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4583in"/>
    </style:style>
    <style:style style:name="co3" style:family="table-column">
      <style:table-column-properties fo:break-before="auto" style:column-width="1.6354in"/>
    </style:style>
    <style:style style:name="co4" style:family="table-column">
      <style:table-column-properties fo:break-before="auto" style:column-width="1.08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00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4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Город отправления</text:p>
          </table:table-cell>
          <table:table-cell table:style-name="ce1" office:value-type="string" calcext:value-type="string">
            <text:p>Город прибытия</text:p>
          </table:table-cell>
          <table:table-cell table:style-name="ce1" office:value-type="string" calcext:value-type="string">
            <text:p>Номер борта</text:p>
          </table:table-cell>
          <table:table-cell/>
          <table:table-cell office:value-type="string" calcext:value-type="string">
            <text:p>Москва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3" table:number-columns-repeated="16376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28" calcext:value-type="float">
            <text:p>128</text:p>
          </table:table-cell>
          <table:table-cell table:formula="of:=IF( OR([.C8]=[.$F$1]; [.B8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28" calcext:value-type="float">
            <text:p>128</text:p>
          </table:table-cell>
          <table:table-cell table:formula="of:=IF( OR([.C14]=[.$F$1]; [.B14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28" calcext:value-type="float">
            <text:p>128</text:p>
          </table:table-cell>
          <table:table-cell table:formula="of:=IF( OR([.C21]=[.$F$1]; [.B21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розный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розный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Геленджи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Новосибир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Новосибирс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ратов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Геленджи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28" calcext:value-type="float">
            <text:p>128</text:p>
          </table:table-cell>
          <table:table-cell table:formula="of:=IF( OR([.C411]=[.$F$1]; [.B411]=[.$F$1]) ; 1; 0)" office:value-type="float" office:value="1" calcext:value-type="float">
            <text:p>1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Хабаровск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Новосибирс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28" calcext:value-type="float">
            <text:p>128</text:p>
          </table:table-cell>
          <table:table-cell table:formula="of:=IF( OR([.C528]=[.$F$1]; [.B528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28" calcext:value-type="float">
            <text:p>128</text:p>
          </table:table-cell>
          <table:table-cell table:formula="of:=IF( OR([.C529]=[.$F$1]; [.B529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28" calcext:value-type="float">
            <text:p>128</text:p>
          </table:table-cell>
          <table:table-cell table:formula="of:=IF( OR([.C546]=[.$F$1]; [.B546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28" calcext:value-type="float">
            <text:p>128</text:p>
          </table:table-cell>
          <table:table-cell table:formula="of:=IF( OR([.C578]=[.$F$1]; [.B578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еленджи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56" calcext:value-type="float">
            <text:p>65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61" calcext:value-type="float">
            <text:p>66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94" calcext:value-type="float">
            <text:p>69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28" calcext:value-type="float">
            <text:p>128</text:p>
          </table:table-cell>
          <table:table-cell table:formula="of:=IF( OR([.C696]=[.$F$1]; [.B696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98" calcext:value-type="float">
            <text:p>69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24" calcext:value-type="float">
            <text:p>7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29" calcext:value-type="float">
            <text:p>72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47" calcext:value-type="float">
            <text:p>74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48" calcext:value-type="float">
            <text:p>74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51" calcext:value-type="float">
            <text:p>75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57" calcext:value-type="float">
            <text:p>75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58" calcext:value-type="float">
            <text:p>75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60" calcext:value-type="float">
            <text:p>76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67" calcext:value-type="float">
            <text:p>76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68" calcext:value-type="float">
            <text:p>76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78" calcext:value-type="float">
            <text:p>77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81" calcext:value-type="float">
            <text:p>78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84" calcext:value-type="float">
            <text:p>78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86" calcext:value-type="float">
            <text:p>78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87" calcext:value-type="float">
            <text:p>78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89" calcext:value-type="float">
            <text:p>78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91" calcext:value-type="float">
            <text:p>79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93" calcext:value-type="float">
            <text:p>79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95" calcext:value-type="float">
            <text:p>79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97" calcext:value-type="float">
            <text:p>79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98" calcext:value-type="float">
            <text:p>79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04" calcext:value-type="float">
            <text:p>80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07" calcext:value-type="float">
            <text:p>80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08" calcext:value-type="float">
            <text:p>80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10" calcext:value-type="float">
            <text:p>81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25" calcext:value-type="float">
            <text:p>82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азань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41" calcext:value-type="float">
            <text:p>84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51" calcext:value-type="float">
            <text:p>85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53" calcext:value-type="float">
            <text:p>85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82" calcext:value-type="float">
            <text:p>88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86" calcext:value-type="float">
            <text:p>88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еленджик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90" calcext:value-type="float">
            <text:p>89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92" calcext:value-type="float">
            <text:p>8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95" calcext:value-type="float">
            <text:p>89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98" calcext:value-type="float">
            <text:p>89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01" calcext:value-type="float">
            <text:p>90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03" calcext:value-type="float">
            <text:p>90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05" calcext:value-type="float">
            <text:p>90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07" calcext:value-type="float">
            <text:p>90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09" calcext:value-type="float">
            <text:p>90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10" calcext:value-type="float">
            <text:p>91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11" calcext:value-type="float">
            <text:p>91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12" calcext:value-type="float">
            <text:p>91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13" calcext:value-type="float">
            <text:p>91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14" calcext:value-type="float">
            <text:p>91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15" calcext:value-type="float">
            <text:p>91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16" calcext:value-type="float">
            <text:p>91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17" calcext:value-type="float">
            <text:p>91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18" calcext:value-type="float">
            <text:p>91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21" calcext:value-type="float">
            <text:p>92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22" calcext:value-type="float">
            <text:p>92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24" calcext:value-type="float">
            <text:p>92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азань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28" calcext:value-type="float">
            <text:p>128</text:p>
          </table:table-cell>
          <table:table-cell table:formula="of:=IF( OR([.C928]=[.$F$1]; [.B928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29" calcext:value-type="float">
            <text:p>92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30" calcext:value-type="float">
            <text:p>93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31" calcext:value-type="float">
            <text:p>93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32" calcext:value-type="float">
            <text:p>93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33" calcext:value-type="float">
            <text:p>93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34" calcext:value-type="float">
            <text:p>93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37" calcext:value-type="float">
            <text:p>93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азань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46" calcext:value-type="float">
            <text:p>94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47" calcext:value-type="float">
            <text:p>94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51" calcext:value-type="float">
            <text:p>95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52" calcext:value-type="float">
            <text:p>95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53" calcext:value-type="float">
            <text:p>95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54" calcext:value-type="float">
            <text:p>95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55" calcext:value-type="float">
            <text:p>95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56" calcext:value-type="float">
            <text:p>95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57" calcext:value-type="float">
            <text:p>95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59" calcext:value-type="float">
            <text:p>95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60" calcext:value-type="float">
            <text:p>96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61" calcext:value-type="float">
            <text:p>96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62" calcext:value-type="float">
            <text:p>96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63" calcext:value-type="float">
            <text:p>96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64" calcext:value-type="float">
            <text:p>96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65" calcext:value-type="float">
            <text:p>96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66" calcext:value-type="float">
            <text:p>96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67" calcext:value-type="float">
            <text:p>96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68" calcext:value-type="float">
            <text:p>96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69" calcext:value-type="float">
            <text:p>96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71" calcext:value-type="float">
            <text:p>97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72" calcext:value-type="float">
            <text:p>97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74" calcext:value-type="float">
            <text:p>97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75" calcext:value-type="float">
            <text:p>97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76" calcext:value-type="float">
            <text:p>97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77" calcext:value-type="float">
            <text:p>97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79" calcext:value-type="float">
            <text:p>97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81" calcext:value-type="float">
            <text:p>98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84" calcext:value-type="float">
            <text:p>98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85" calcext:value-type="float">
            <text:p>98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86" calcext:value-type="float">
            <text:p>98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87" calcext:value-type="float">
            <text:p>98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89" calcext:value-type="float">
            <text:p>98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93" calcext:value-type="float">
            <text:p>99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94" calcext:value-type="float">
            <text:p>99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азань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28" calcext:value-type="float">
            <text:p>128</text:p>
          </table:table-cell>
          <table:table-cell table:formula="of:=IF( OR([.C996]=[.$F$1]; [.B996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996" calcext:value-type="float">
            <text:p>99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98" calcext:value-type="float">
            <text:p>99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999" calcext:value-type="float">
            <text:p>99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02" calcext:value-type="float">
            <text:p>100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28" calcext:value-type="float">
            <text:p>128</text:p>
          </table:table-cell>
          <table:table-cell table:formula="of:=IF( OR([.C1005]=[.$F$1]; [.B1005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08" calcext:value-type="float">
            <text:p>100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09" calcext:value-type="float">
            <text:p>100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10" calcext:value-type="float">
            <text:p>101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11" calcext:value-type="float">
            <text:p>101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13" calcext:value-type="float">
            <text:p>101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16" calcext:value-type="float">
            <text:p>101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21" calcext:value-type="float">
            <text:p>102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25" calcext:value-type="float">
            <text:p>102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26" calcext:value-type="float">
            <text:p>102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27" calcext:value-type="float">
            <text:p>102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28" calcext:value-type="float">
            <text:p>102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Хабаровск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29" calcext:value-type="float">
            <text:p>102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30" calcext:value-type="float">
            <text:p>103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28" calcext:value-type="float">
            <text:p>128</text:p>
          </table:table-cell>
          <table:table-cell table:formula="of:=IF( OR([.C1032]=[.$F$1]; [.B1032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1032" calcext:value-type="float">
            <text:p>103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33" calcext:value-type="float">
            <text:p>103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розный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35" calcext:value-type="float">
            <text:p>103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36" calcext:value-type="float">
            <text:p>103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37" calcext:value-type="float">
            <text:p>103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40" calcext:value-type="float">
            <text:p>104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41" calcext:value-type="float">
            <text:p>104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ратов</text:p>
          </table:table-cell>
          <table:table-cell office:value-type="float" office:value="128" calcext:value-type="float">
            <text:p>128</text:p>
          </table:table-cell>
          <table:table-cell table:formula="of:=IF( OR([.C1044]=[.$F$1]; [.B1044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46" calcext:value-type="float">
            <text:p>104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47" calcext:value-type="float">
            <text:p>104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48" calcext:value-type="float">
            <text:p>104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49" calcext:value-type="float">
            <text:p>104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53" calcext:value-type="float">
            <text:p>105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57" calcext:value-type="float">
            <text:p>105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59" calcext:value-type="float">
            <text:p>105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60" calcext:value-type="float">
            <text:p>106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61" calcext:value-type="float">
            <text:p>106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63" calcext:value-type="float">
            <text:p>106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65" calcext:value-type="float">
            <text:p>106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66" calcext:value-type="float">
            <text:p>106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67" calcext:value-type="float">
            <text:p>106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68" calcext:value-type="float">
            <text:p>106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69" calcext:value-type="float">
            <text:p>106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70" calcext:value-type="float">
            <text:p>107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71" calcext:value-type="float">
            <text:p>107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73" calcext:value-type="float">
            <text:p>107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28" calcext:value-type="float">
            <text:p>128</text:p>
          </table:table-cell>
          <table:table-cell table:formula="of:=IF( OR([.C1077]=[.$F$1]; [.B1077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1077" calcext:value-type="float">
            <text:p>107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78" calcext:value-type="float">
            <text:p>107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79" calcext:value-type="float">
            <text:p>107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80" calcext:value-type="float">
            <text:p>108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81" calcext:value-type="float">
            <text:p>108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82" calcext:value-type="float">
            <text:p>108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83" calcext:value-type="float">
            <text:p>108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85" calcext:value-type="float">
            <text:p>108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86" calcext:value-type="float">
            <text:p>108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89" calcext:value-type="float">
            <text:p>108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90" calcext:value-type="float">
            <text:p>109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91" calcext:value-type="float">
            <text:p>109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93" calcext:value-type="float">
            <text:p>109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94" calcext:value-type="float">
            <text:p>109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95" calcext:value-type="float">
            <text:p>109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96" calcext:value-type="float">
            <text:p>109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97" calcext:value-type="float">
            <text:p>109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98" calcext:value-type="float">
            <text:p>109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099" calcext:value-type="float">
            <text:p>109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01" calcext:value-type="float">
            <text:p>110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05" calcext:value-type="float">
            <text:p>110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06" calcext:value-type="float">
            <text:p>110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09" calcext:value-type="float">
            <text:p>110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10" calcext:value-type="float">
            <text:p>111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11" calcext:value-type="float">
            <text:p>111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12" calcext:value-type="float">
            <text:p>111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13" calcext:value-type="float">
            <text:p>111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15" calcext:value-type="float">
            <text:p>111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16" calcext:value-type="float">
            <text:p>111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17" calcext:value-type="float">
            <text:p>111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18" calcext:value-type="float">
            <text:p>111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19" calcext:value-type="float">
            <text:p>111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20" calcext:value-type="float">
            <text:p>112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21" calcext:value-type="float">
            <text:p>112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22" calcext:value-type="float">
            <text:p>112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23" calcext:value-type="float">
            <text:p>112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24" calcext:value-type="float">
            <text:p>112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25" calcext:value-type="float">
            <text:p>112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26" calcext:value-type="float">
            <text:p>112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27" calcext:value-type="float">
            <text:p>112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28" calcext:value-type="float">
            <text:p>112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29" calcext:value-type="float">
            <text:p>112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30" calcext:value-type="float">
            <text:p>113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31" calcext:value-type="float">
            <text:p>113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32" calcext:value-type="float">
            <text:p>113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33" calcext:value-type="float">
            <text:p>113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34" calcext:value-type="float">
            <text:p>113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35" calcext:value-type="float">
            <text:p>113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36" calcext:value-type="float">
            <text:p>113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37" calcext:value-type="float">
            <text:p>113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38" calcext:value-type="float">
            <text:p>113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39" calcext:value-type="float">
            <text:p>113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40" calcext:value-type="float">
            <text:p>114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41" calcext:value-type="float">
            <text:p>114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42" calcext:value-type="float">
            <text:p>114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43" calcext:value-type="float">
            <text:p>114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44" calcext:value-type="float">
            <text:p>114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45" calcext:value-type="float">
            <text:p>114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46" calcext:value-type="float">
            <text:p>114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47" calcext:value-type="float">
            <text:p>114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48" calcext:value-type="float">
            <text:p>114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49" calcext:value-type="float">
            <text:p>114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50" calcext:value-type="float">
            <text:p>115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51" calcext:value-type="float">
            <text:p>115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52" calcext:value-type="float">
            <text:p>115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53" calcext:value-type="float">
            <text:p>115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54" calcext:value-type="float">
            <text:p>115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55" calcext:value-type="float">
            <text:p>115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56" calcext:value-type="float">
            <text:p>115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57" calcext:value-type="float">
            <text:p>115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58" calcext:value-type="float">
            <text:p>115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59" calcext:value-type="float">
            <text:p>115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60" calcext:value-type="float">
            <text:p>116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61" calcext:value-type="float">
            <text:p>116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63" calcext:value-type="float">
            <text:p>116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64" calcext:value-type="float">
            <text:p>116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66" calcext:value-type="float">
            <text:p>116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67" calcext:value-type="float">
            <text:p>116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68" calcext:value-type="float">
            <text:p>116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69" calcext:value-type="float">
            <text:p>116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70" calcext:value-type="float">
            <text:p>117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71" calcext:value-type="float">
            <text:p>117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ратов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72" calcext:value-type="float">
            <text:p>117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73" calcext:value-type="float">
            <text:p>117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74" calcext:value-type="float">
            <text:p>117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75" calcext:value-type="float">
            <text:p>117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76" calcext:value-type="float">
            <text:p>117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77" calcext:value-type="float">
            <text:p>117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78" calcext:value-type="float">
            <text:p>117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79" calcext:value-type="float">
            <text:p>117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80" calcext:value-type="float">
            <text:p>118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81" calcext:value-type="float">
            <text:p>118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82" calcext:value-type="float">
            <text:p>118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83" calcext:value-type="float">
            <text:p>118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84" calcext:value-type="float">
            <text:p>118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85" calcext:value-type="float">
            <text:p>118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86" calcext:value-type="float">
            <text:p>118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87" calcext:value-type="float">
            <text:p>118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88" calcext:value-type="float">
            <text:p>118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89" calcext:value-type="float">
            <text:p>118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90" calcext:value-type="float">
            <text:p>119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91" calcext:value-type="float">
            <text:p>119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92" calcext:value-type="float">
            <text:p>119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93" calcext:value-type="float">
            <text:p>119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94" calcext:value-type="float">
            <text:p>119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95" calcext:value-type="float">
            <text:p>119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96" calcext:value-type="float">
            <text:p>119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199" calcext:value-type="float">
            <text:p>119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00" calcext:value-type="float">
            <text:p>120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01" calcext:value-type="float">
            <text:p>120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02" calcext:value-type="float">
            <text:p>120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03" calcext:value-type="float">
            <text:p>120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04" calcext:value-type="float">
            <text:p>120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05" calcext:value-type="float">
            <text:p>120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06" calcext:value-type="float">
            <text:p>120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07" calcext:value-type="float">
            <text:p>120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08" calcext:value-type="float">
            <text:p>120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09" calcext:value-type="float">
            <text:p>120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10" calcext:value-type="float">
            <text:p>121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11" calcext:value-type="float">
            <text:p>121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13" calcext:value-type="float">
            <text:p>121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14" calcext:value-type="float">
            <text:p>121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15" calcext:value-type="float">
            <text:p>121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16" calcext:value-type="float">
            <text:p>121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17" calcext:value-type="float">
            <text:p>121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19" calcext:value-type="float">
            <text:p>121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20" calcext:value-type="float">
            <text:p>122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21" calcext:value-type="float">
            <text:p>122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22" calcext:value-type="float">
            <text:p>122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23" calcext:value-type="float">
            <text:p>12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24" calcext:value-type="float">
            <text:p>122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26" calcext:value-type="float">
            <text:p>122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27" calcext:value-type="float">
            <text:p>122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28" calcext:value-type="float">
            <text:p>122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31" calcext:value-type="float">
            <text:p>123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32" calcext:value-type="float">
            <text:p>123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33" calcext:value-type="float">
            <text:p>123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34" calcext:value-type="float">
            <text:p>123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35" calcext:value-type="float">
            <text:p>123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36" calcext:value-type="float">
            <text:p>123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37" calcext:value-type="float">
            <text:p>123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38" calcext:value-type="float">
            <text:p>123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39" calcext:value-type="float">
            <text:p>123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40" calcext:value-type="float">
            <text:p>124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41" calcext:value-type="float">
            <text:p>124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42" calcext:value-type="float">
            <text:p>124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43" calcext:value-type="float">
            <text:p>124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44" calcext:value-type="float">
            <text:p>124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45" calcext:value-type="float">
            <text:p>124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46" calcext:value-type="float">
            <text:p>124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47" calcext:value-type="float">
            <text:p>124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48" calcext:value-type="float">
            <text:p>124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49" calcext:value-type="float">
            <text:p>124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50" calcext:value-type="float">
            <text:p>125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51" calcext:value-type="float">
            <text:p>125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52" calcext:value-type="float">
            <text:p>125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53" calcext:value-type="float">
            <text:p>125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54" calcext:value-type="float">
            <text:p>125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55" calcext:value-type="float">
            <text:p>125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56" calcext:value-type="float">
            <text:p>125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57" calcext:value-type="float">
            <text:p>125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58" calcext:value-type="float">
            <text:p>125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59" calcext:value-type="float">
            <text:p>125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60" calcext:value-type="float">
            <text:p>126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61" calcext:value-type="float">
            <text:p>126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62" calcext:value-type="float">
            <text:p>126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63" calcext:value-type="float">
            <text:p>126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65" calcext:value-type="float">
            <text:p>126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66" calcext:value-type="float">
            <text:p>126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67" calcext:value-type="float">
            <text:p>126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68" calcext:value-type="float">
            <text:p>126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69" calcext:value-type="float">
            <text:p>126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70" calcext:value-type="float">
            <text:p>127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71" calcext:value-type="float">
            <text:p>127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72" calcext:value-type="float">
            <text:p>127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74" calcext:value-type="float">
            <text:p>127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75" calcext:value-type="float">
            <text:p>127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76" calcext:value-type="float">
            <text:p>127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77" calcext:value-type="float">
            <text:p>127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78" calcext:value-type="float">
            <text:p>12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79" calcext:value-type="float">
            <text:p>127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80" calcext:value-type="float">
            <text:p>128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81" calcext:value-type="float">
            <text:p>128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82" calcext:value-type="float">
            <text:p>128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83" calcext:value-type="float">
            <text:p>128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84" calcext:value-type="float">
            <text:p>128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85" calcext:value-type="float">
            <text:p>128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86" calcext:value-type="float">
            <text:p>128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87" calcext:value-type="float">
            <text:p>128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88" calcext:value-type="float">
            <text:p>128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89" calcext:value-type="float">
            <text:p>128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90" calcext:value-type="float">
            <text:p>129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91" calcext:value-type="float">
            <text:p>129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92" calcext:value-type="float">
            <text:p>129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93" calcext:value-type="float">
            <text:p>129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94" calcext:value-type="float">
            <text:p>129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28" calcext:value-type="float">
            <text:p>128</text:p>
          </table:table-cell>
          <table:table-cell table:formula="of:=IF( OR([.C1296]=[.$F$1]; [.B1296]=[.$F$1]) ; 1; 0)" office:value-type="float" office:value="1" calcext:value-type="float">
            <text:p>1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1296" calcext:value-type="float">
            <text:p>129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97" calcext:value-type="float">
            <text:p>129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98" calcext:value-type="float">
            <text:p>129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299" calcext:value-type="float">
            <text:p>129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00" calcext:value-type="float">
            <text:p>130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01" calcext:value-type="float">
            <text:p>130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02" calcext:value-type="float">
            <text:p>130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03" calcext:value-type="float">
            <text:p>130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04" calcext:value-type="float">
            <text:p>130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05" calcext:value-type="float">
            <text:p>130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28" calcext:value-type="float">
            <text:p>128</text:p>
          </table:table-cell>
          <table:table-cell table:formula="of:=IF( OR([.C1307]=[.$F$1]; [.B1307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1307" calcext:value-type="float">
            <text:p>130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08" calcext:value-type="float">
            <text:p>130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09" calcext:value-type="float">
            <text:p>130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10" calcext:value-type="float">
            <text:p>131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11" calcext:value-type="float">
            <text:p>131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12" calcext:value-type="float">
            <text:p>131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13" calcext:value-type="float">
            <text:p>131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14" calcext:value-type="float">
            <text:p>131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15" calcext:value-type="float">
            <text:p>131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16" calcext:value-type="float">
            <text:p>131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17" calcext:value-type="float">
            <text:p>131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18" calcext:value-type="float">
            <text:p>131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19" calcext:value-type="float">
            <text:p>131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20" calcext:value-type="float">
            <text:p>132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21" calcext:value-type="float">
            <text:p>132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22" calcext:value-type="float">
            <text:p>132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23" calcext:value-type="float">
            <text:p>132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25" calcext:value-type="float">
            <text:p>132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26" calcext:value-type="float">
            <text:p>132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27" calcext:value-type="float">
            <text:p>132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28" calcext:value-type="float">
            <text:p>132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29" calcext:value-type="float">
            <text:p>132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30" calcext:value-type="float">
            <text:p>133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31" calcext:value-type="float">
            <text:p>133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32" calcext:value-type="float">
            <text:p>13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33" calcext:value-type="float">
            <text:p>133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34" calcext:value-type="float">
            <text:p>133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36" calcext:value-type="float">
            <text:p>133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37" calcext:value-type="float">
            <text:p>133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38" calcext:value-type="float">
            <text:p>133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ратов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39" calcext:value-type="float">
            <text:p>133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40" calcext:value-type="float">
            <text:p>134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41" calcext:value-type="float">
            <text:p>134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42" calcext:value-type="float">
            <text:p>134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43" calcext:value-type="float">
            <text:p>134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44" calcext:value-type="float">
            <text:p>134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45" calcext:value-type="float">
            <text:p>134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46" calcext:value-type="float">
            <text:p>134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47" calcext:value-type="float">
            <text:p>134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48" calcext:value-type="float">
            <text:p>134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Рязань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49" calcext:value-type="float">
            <text:p>134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50" calcext:value-type="float">
            <text:p>135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51" calcext:value-type="float">
            <text:p>135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52" calcext:value-type="float">
            <text:p>135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53" calcext:value-type="float">
            <text:p>135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55" calcext:value-type="float">
            <text:p>135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56" calcext:value-type="float">
            <text:p>135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57" calcext:value-type="float">
            <text:p>135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58" calcext:value-type="float">
            <text:p>135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59" calcext:value-type="float">
            <text:p>135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60" calcext:value-type="float">
            <text:p>136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61" calcext:value-type="float">
            <text:p>136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62" calcext:value-type="float">
            <text:p>136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63" calcext:value-type="float">
            <text:p>136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64" calcext:value-type="float">
            <text:p>136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65" calcext:value-type="float">
            <text:p>136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66" calcext:value-type="float">
            <text:p>136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67" calcext:value-type="float">
            <text:p>136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68" calcext:value-type="float">
            <text:p>136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69" calcext:value-type="float">
            <text:p>136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70" calcext:value-type="float">
            <text:p>137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71" calcext:value-type="float">
            <text:p>137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72" calcext:value-type="float">
            <text:p>137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73" calcext:value-type="float">
            <text:p>137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74" calcext:value-type="float">
            <text:p>137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еленджик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75" calcext:value-type="float">
            <text:p>137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76" calcext:value-type="float">
            <text:p>137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77" calcext:value-type="float">
            <text:p>137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78" calcext:value-type="float">
            <text:p>137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79" calcext:value-type="float">
            <text:p>137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80" calcext:value-type="float">
            <text:p>138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81" calcext:value-type="float">
            <text:p>138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83" calcext:value-type="float">
            <text:p>13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ратов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84" calcext:value-type="float">
            <text:p>138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85" calcext:value-type="float">
            <text:p>138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87" calcext:value-type="float">
            <text:p>138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88" calcext:value-type="float">
            <text:p>138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89" calcext:value-type="float">
            <text:p>138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90" calcext:value-type="float">
            <text:p>139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91" calcext:value-type="float">
            <text:p>139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92" calcext:value-type="float">
            <text:p>13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93" calcext:value-type="float">
            <text:p>139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94" calcext:value-type="float">
            <text:p>139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95" calcext:value-type="float">
            <text:p>139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96" calcext:value-type="float">
            <text:p>139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97" calcext:value-type="float">
            <text:p>139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98" calcext:value-type="float">
            <text:p>139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399" calcext:value-type="float">
            <text:p>139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00" calcext:value-type="float">
            <text:p>140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01" calcext:value-type="float">
            <text:p>140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02" calcext:value-type="float">
            <text:p>140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03" calcext:value-type="float">
            <text:p>140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04" calcext:value-type="float">
            <text:p>140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05" calcext:value-type="float">
            <text:p>140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06" calcext:value-type="float">
            <text:p>140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07" calcext:value-type="float">
            <text:p>140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08" calcext:value-type="float">
            <text:p>140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09" calcext:value-type="float">
            <text:p>140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10" calcext:value-type="float">
            <text:p>141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11" calcext:value-type="float">
            <text:p>141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12" calcext:value-type="float">
            <text:p>141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13" calcext:value-type="float">
            <text:p>141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14" calcext:value-type="float">
            <text:p>141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15" calcext:value-type="float">
            <text:p>141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16" calcext:value-type="float">
            <text:p>141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17" calcext:value-type="float">
            <text:p>141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18" calcext:value-type="float">
            <text:p>141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19" calcext:value-type="float">
            <text:p>141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20" calcext:value-type="float">
            <text:p>142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21" calcext:value-type="float">
            <text:p>142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22" calcext:value-type="float">
            <text:p>142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23" calcext:value-type="float">
            <text:p>14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24" calcext:value-type="float">
            <text:p>142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25" calcext:value-type="float">
            <text:p>142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26" calcext:value-type="float">
            <text:p>142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27" calcext:value-type="float">
            <text:p>142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28" calcext:value-type="float">
            <text:p>142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29" calcext:value-type="float">
            <text:p>142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30" calcext:value-type="float">
            <text:p>143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31" calcext:value-type="float">
            <text:p>143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32" calcext:value-type="float">
            <text:p>143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33" calcext:value-type="float">
            <text:p>143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34" calcext:value-type="float">
            <text:p>143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35" calcext:value-type="float">
            <text:p>143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36" calcext:value-type="float">
            <text:p>143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37" calcext:value-type="float">
            <text:p>143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38" calcext:value-type="float">
            <text:p>143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39" calcext:value-type="float">
            <text:p>143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40" calcext:value-type="float">
            <text:p>144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41" calcext:value-type="float">
            <text:p>144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42" calcext:value-type="float">
            <text:p>144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43" calcext:value-type="float">
            <text:p>144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44" calcext:value-type="float">
            <text:p>144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45" calcext:value-type="float">
            <text:p>144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46" calcext:value-type="float">
            <text:p>144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47" calcext:value-type="float">
            <text:p>144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48" calcext:value-type="float">
            <text:p>144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49" calcext:value-type="float">
            <text:p>144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50" calcext:value-type="float">
            <text:p>145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51" calcext:value-type="float">
            <text:p>145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53" calcext:value-type="float">
            <text:p>145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54" calcext:value-type="float">
            <text:p>145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55" calcext:value-type="float">
            <text:p>145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56" calcext:value-type="float">
            <text:p>145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57" calcext:value-type="float">
            <text:p>145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58" calcext:value-type="float">
            <text:p>145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59" calcext:value-type="float">
            <text:p>145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60" calcext:value-type="float">
            <text:p>146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61" calcext:value-type="float">
            <text:p>146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62" calcext:value-type="float">
            <text:p>146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63" calcext:value-type="float">
            <text:p>146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64" calcext:value-type="float">
            <text:p>146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65" calcext:value-type="float">
            <text:p>146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66" calcext:value-type="float">
            <text:p>146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67" calcext:value-type="float">
            <text:p>146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68" calcext:value-type="float">
            <text:p>146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69" calcext:value-type="float">
            <text:p>146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70" calcext:value-type="float">
            <text:p>147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71" calcext:value-type="float">
            <text:p>147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72" calcext:value-type="float">
            <text:p>147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73" calcext:value-type="float">
            <text:p>147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74" calcext:value-type="float">
            <text:p>147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75" calcext:value-type="float">
            <text:p>147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76" calcext:value-type="float">
            <text:p>147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77" calcext:value-type="float">
            <text:p>147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78" calcext:value-type="float">
            <text:p>147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79" calcext:value-type="float">
            <text:p>147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80" calcext:value-type="float">
            <text:p>148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81" calcext:value-type="float">
            <text:p>148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82" calcext:value-type="float">
            <text:p>148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83" calcext:value-type="float">
            <text:p>148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84" calcext:value-type="float">
            <text:p>148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85" calcext:value-type="float">
            <text:p>148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86" calcext:value-type="float">
            <text:p>148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87" calcext:value-type="float">
            <text:p>148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88" calcext:value-type="float">
            <text:p>148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90" calcext:value-type="float">
            <text:p>149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91" calcext:value-type="float">
            <text:p>149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92" calcext:value-type="float">
            <text:p>149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93" calcext:value-type="float">
            <text:p>149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94" calcext:value-type="float">
            <text:p>149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95" calcext:value-type="float">
            <text:p>149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96" calcext:value-type="float">
            <text:p>149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97" calcext:value-type="float">
            <text:p>149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98" calcext:value-type="float">
            <text:p>149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499" calcext:value-type="float">
            <text:p>149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00" calcext:value-type="float">
            <text:p>150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01" calcext:value-type="float">
            <text:p>150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02" calcext:value-type="float">
            <text:p>150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03" calcext:value-type="float">
            <text:p>150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04" calcext:value-type="float">
            <text:p>150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05" calcext:value-type="float">
            <text:p>150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06" calcext:value-type="float">
            <text:p>150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07" calcext:value-type="float">
            <text:p>150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08" calcext:value-type="float">
            <text:p>150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09" calcext:value-type="float">
            <text:p>150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10" calcext:value-type="float">
            <text:p>151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11" calcext:value-type="float">
            <text:p>151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12" calcext:value-type="float">
            <text:p>151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13" calcext:value-type="float">
            <text:p>151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14" calcext:value-type="float">
            <text:p>151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15" calcext:value-type="float">
            <text:p>151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16" calcext:value-type="float">
            <text:p>151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17" calcext:value-type="float">
            <text:p>151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18" calcext:value-type="float">
            <text:p>151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19" calcext:value-type="float">
            <text:p>151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20" calcext:value-type="float">
            <text:p>152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21" calcext:value-type="float">
            <text:p>152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22" calcext:value-type="float">
            <text:p>152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23" calcext:value-type="float">
            <text:p>152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25" calcext:value-type="float">
            <text:p>152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26" calcext:value-type="float">
            <text:p>152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27" calcext:value-type="float">
            <text:p>152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28" calcext:value-type="float">
            <text:p>152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29" calcext:value-type="float">
            <text:p>152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30" calcext:value-type="float">
            <text:p>153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31" calcext:value-type="float">
            <text:p>153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32" calcext:value-type="float">
            <text:p>153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33" calcext:value-type="float">
            <text:p>153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34" calcext:value-type="float">
            <text:p>153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35" calcext:value-type="float">
            <text:p>153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36" calcext:value-type="float">
            <text:p>153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37" calcext:value-type="float">
            <text:p>153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38" calcext:value-type="float">
            <text:p>153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39" calcext:value-type="float">
            <text:p>153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40" calcext:value-type="float">
            <text:p>154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41" calcext:value-type="float">
            <text:p>154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42" calcext:value-type="float">
            <text:p>154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43" calcext:value-type="float">
            <text:p>154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44" calcext:value-type="float">
            <text:p>154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45" calcext:value-type="float">
            <text:p>154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46" calcext:value-type="float">
            <text:p>154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47" calcext:value-type="float">
            <text:p>154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48" calcext:value-type="float">
            <text:p>154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49" calcext:value-type="float">
            <text:p>154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50" calcext:value-type="float">
            <text:p>155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52" calcext:value-type="float">
            <text:p>155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53" calcext:value-type="float">
            <text:p>155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54" calcext:value-type="float">
            <text:p>155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56" calcext:value-type="float">
            <text:p>155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57" calcext:value-type="float">
            <text:p>155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58" calcext:value-type="float">
            <text:p>155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59" calcext:value-type="float">
            <text:p>155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60" calcext:value-type="float">
            <text:p>156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62" calcext:value-type="float">
            <text:p>156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63" calcext:value-type="float">
            <text:p>156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64" calcext:value-type="float">
            <text:p>156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65" calcext:value-type="float">
            <text:p>156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66" calcext:value-type="float">
            <text:p>156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67" calcext:value-type="float">
            <text:p>156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68" calcext:value-type="float">
            <text:p>156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69" calcext:value-type="float">
            <text:p>156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70" calcext:value-type="float">
            <text:p>157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71" calcext:value-type="float">
            <text:p>157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72" calcext:value-type="float">
            <text:p>157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73" calcext:value-type="float">
            <text:p>157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74" calcext:value-type="float">
            <text:p>157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75" calcext:value-type="float">
            <text:p>157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76" calcext:value-type="float">
            <text:p>157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77" calcext:value-type="float">
            <text:p>157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78" calcext:value-type="float">
            <text:p>157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79" calcext:value-type="float">
            <text:p>157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80" calcext:value-type="float">
            <text:p>158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81" calcext:value-type="float">
            <text:p>158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82" calcext:value-type="float">
            <text:p>158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83" calcext:value-type="float">
            <text:p>158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84" calcext:value-type="float">
            <text:p>158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85" calcext:value-type="float">
            <text:p>158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86" calcext:value-type="float">
            <text:p>158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87" calcext:value-type="float">
            <text:p>158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88" calcext:value-type="float">
            <text:p>158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89" calcext:value-type="float">
            <text:p>158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91" calcext:value-type="float">
            <text:p>159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92" calcext:value-type="float">
            <text:p>159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93" calcext:value-type="float">
            <text:p>159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Хабаров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94" calcext:value-type="float">
            <text:p>159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95" calcext:value-type="float">
            <text:p>159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96" calcext:value-type="float">
            <text:p>159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97" calcext:value-type="float">
            <text:p>159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98" calcext:value-type="float">
            <text:p>159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599" calcext:value-type="float">
            <text:p>159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00" calcext:value-type="float">
            <text:p>160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01" calcext:value-type="float">
            <text:p>160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02" calcext:value-type="float">
            <text:p>160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03" calcext:value-type="float">
            <text:p>160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04" calcext:value-type="float">
            <text:p>160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05" calcext:value-type="float">
            <text:p>160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06" calcext:value-type="float">
            <text:p>160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07" calcext:value-type="float">
            <text:p>160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08" calcext:value-type="float">
            <text:p>160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09" calcext:value-type="float">
            <text:p>160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10" calcext:value-type="float">
            <text:p>161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11" calcext:value-type="float">
            <text:p>161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12" calcext:value-type="float">
            <text:p>161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13" calcext:value-type="float">
            <text:p>161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14" calcext:value-type="float">
            <text:p>161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15" calcext:value-type="float">
            <text:p>161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16" calcext:value-type="float">
            <text:p>161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17" calcext:value-type="float">
            <text:p>161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18" calcext:value-type="float">
            <text:p>161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19" calcext:value-type="float">
            <text:p>161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20" calcext:value-type="float">
            <text:p>162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21" calcext:value-type="float">
            <text:p>162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22" calcext:value-type="float">
            <text:p>162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23" calcext:value-type="float">
            <text:p>162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24" calcext:value-type="float">
            <text:p>162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25" calcext:value-type="float">
            <text:p>162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27" calcext:value-type="float">
            <text:p>162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28" calcext:value-type="float">
            <text:p>162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29" calcext:value-type="float">
            <text:p>162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30" calcext:value-type="float">
            <text:p>163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Хабаровск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31" calcext:value-type="float">
            <text:p>163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32" calcext:value-type="float">
            <text:p>163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33" calcext:value-type="float">
            <text:p>163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34" calcext:value-type="float">
            <text:p>163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35" calcext:value-type="float">
            <text:p>163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36" calcext:value-type="float">
            <text:p>163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37" calcext:value-type="float">
            <text:p>163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еленджи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39" calcext:value-type="float">
            <text:p>163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40" calcext:value-type="float">
            <text:p>164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41" calcext:value-type="float">
            <text:p>164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42" calcext:value-type="float">
            <text:p>164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43" calcext:value-type="float">
            <text:p>164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44" calcext:value-type="float">
            <text:p>164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45" calcext:value-type="float">
            <text:p>164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46" calcext:value-type="float">
            <text:p>164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47" calcext:value-type="float">
            <text:p>164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48" calcext:value-type="float">
            <text:p>164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49" calcext:value-type="float">
            <text:p>164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50" calcext:value-type="float">
            <text:p>165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51" calcext:value-type="float">
            <text:p>165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52" calcext:value-type="float">
            <text:p>165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53" calcext:value-type="float">
            <text:p>165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54" calcext:value-type="float">
            <text:p>165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55" calcext:value-type="float">
            <text:p>165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56" calcext:value-type="float">
            <text:p>165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57" calcext:value-type="float">
            <text:p>165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58" calcext:value-type="float">
            <text:p>165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59" calcext:value-type="float">
            <text:p>165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60" calcext:value-type="float">
            <text:p>166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61" calcext:value-type="float">
            <text:p>166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62" calcext:value-type="float">
            <text:p>166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63" calcext:value-type="float">
            <text:p>166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64" calcext:value-type="float">
            <text:p>166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66" calcext:value-type="float">
            <text:p>166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67" calcext:value-type="float">
            <text:p>166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68" calcext:value-type="float">
            <text:p>166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69" calcext:value-type="float">
            <text:p>166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70" calcext:value-type="float">
            <text:p>167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71" calcext:value-type="float">
            <text:p>167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72" calcext:value-type="float">
            <text:p>167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73" calcext:value-type="float">
            <text:p>167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74" calcext:value-type="float">
            <text:p>167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75" calcext:value-type="float">
            <text:p>167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76" calcext:value-type="float">
            <text:p>167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77" calcext:value-type="float">
            <text:p>167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78" calcext:value-type="float">
            <text:p>167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79" calcext:value-type="float">
            <text:p>167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80" calcext:value-type="float">
            <text:p>168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81" calcext:value-type="float">
            <text:p>168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82" calcext:value-type="float">
            <text:p>168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83" calcext:value-type="float">
            <text:p>168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84" calcext:value-type="float">
            <text:p>168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85" calcext:value-type="float">
            <text:p>168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86" calcext:value-type="float">
            <text:p>168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87" calcext:value-type="float">
            <text:p>168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88" calcext:value-type="float">
            <text:p>168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89" calcext:value-type="float">
            <text:p>168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90" calcext:value-type="float">
            <text:p>169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91" calcext:value-type="float">
            <text:p>169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92" calcext:value-type="float">
            <text:p>169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93" calcext:value-type="float">
            <text:p>169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94" calcext:value-type="float">
            <text:p>169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95" calcext:value-type="float">
            <text:p>169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96" calcext:value-type="float">
            <text:p>169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97" calcext:value-type="float">
            <text:p>169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98" calcext:value-type="float">
            <text:p>169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699" calcext:value-type="float">
            <text:p>169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00" calcext:value-type="float">
            <text:p>170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02" calcext:value-type="float">
            <text:p>170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03" calcext:value-type="float">
            <text:p>170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04" calcext:value-type="float">
            <text:p>170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05" calcext:value-type="float">
            <text:p>170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06" calcext:value-type="float">
            <text:p>170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07" calcext:value-type="float">
            <text:p>170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08" calcext:value-type="float">
            <text:p>170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09" calcext:value-type="float">
            <text:p>170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10" calcext:value-type="float">
            <text:p>171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11" calcext:value-type="float">
            <text:p>171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12" calcext:value-type="float">
            <text:p>171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13" calcext:value-type="float">
            <text:p>171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14" calcext:value-type="float">
            <text:p>171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16" calcext:value-type="float">
            <text:p>171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17" calcext:value-type="float">
            <text:p>171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18" calcext:value-type="float">
            <text:p>171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19" calcext:value-type="float">
            <text:p>171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20" calcext:value-type="float">
            <text:p>172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21" calcext:value-type="float">
            <text:p>172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22" calcext:value-type="float">
            <text:p>172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28" calcext:value-type="float">
            <text:p>128</text:p>
          </table:table-cell>
          <table:table-cell table:formula="of:=IF( OR([.C1724]=[.$F$1]; [.B1724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1724" calcext:value-type="float">
            <text:p>17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25" calcext:value-type="float">
            <text:p>172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26" calcext:value-type="float">
            <text:p>172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27" calcext:value-type="float">
            <text:p>172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28" calcext:value-type="float">
            <text:p>172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29" calcext:value-type="float">
            <text:p>172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30" calcext:value-type="float">
            <text:p>173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31" calcext:value-type="float">
            <text:p>173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32" calcext:value-type="float">
            <text:p>17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33" calcext:value-type="float">
            <text:p>173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34" calcext:value-type="float">
            <text:p>173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35" calcext:value-type="float">
            <text:p>173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36" calcext:value-type="float">
            <text:p>173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37" calcext:value-type="float">
            <text:p>173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38" calcext:value-type="float">
            <text:p>173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39" calcext:value-type="float">
            <text:p>173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40" calcext:value-type="float">
            <text:p>174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Рязань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41" calcext:value-type="float">
            <text:p>174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42" calcext:value-type="float">
            <text:p>174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43" calcext:value-type="float">
            <text:p>174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44" calcext:value-type="float">
            <text:p>174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45" calcext:value-type="float">
            <text:p>174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46" calcext:value-type="float">
            <text:p>174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47" calcext:value-type="float">
            <text:p>174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48" calcext:value-type="float">
            <text:p>174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49" calcext:value-type="float">
            <text:p>174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50" calcext:value-type="float">
            <text:p>175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51" calcext:value-type="float">
            <text:p>175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52" calcext:value-type="float">
            <text:p>175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53" calcext:value-type="float">
            <text:p>175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55" calcext:value-type="float">
            <text:p>175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56" calcext:value-type="float">
            <text:p>175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57" calcext:value-type="float">
            <text:p>175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58" calcext:value-type="float">
            <text:p>175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59" calcext:value-type="float">
            <text:p>175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60" calcext:value-type="float">
            <text:p>176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61" calcext:value-type="float">
            <text:p>176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62" calcext:value-type="float">
            <text:p>176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63" calcext:value-type="float">
            <text:p>176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64" calcext:value-type="float">
            <text:p>176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65" calcext:value-type="float">
            <text:p>176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66" calcext:value-type="float">
            <text:p>176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67" calcext:value-type="float">
            <text:p>176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68" calcext:value-type="float">
            <text:p>176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69" calcext:value-type="float">
            <text:p>176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70" calcext:value-type="float">
            <text:p>177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71" calcext:value-type="float">
            <text:p>177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72" calcext:value-type="float">
            <text:p>177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73" calcext:value-type="float">
            <text:p>177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74" calcext:value-type="float">
            <text:p>177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75" calcext:value-type="float">
            <text:p>177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76" calcext:value-type="float">
            <text:p>177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77" calcext:value-type="float">
            <text:p>177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78" calcext:value-type="float">
            <text:p>177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79" calcext:value-type="float">
            <text:p>177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80" calcext:value-type="float">
            <text:p>178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81" calcext:value-type="float">
            <text:p>178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82" calcext:value-type="float">
            <text:p>178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83" calcext:value-type="float">
            <text:p>178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84" calcext:value-type="float">
            <text:p>178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85" calcext:value-type="float">
            <text:p>178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86" calcext:value-type="float">
            <text:p>178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87" calcext:value-type="float">
            <text:p>178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88" calcext:value-type="float">
            <text:p>178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89" calcext:value-type="float">
            <text:p>178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90" calcext:value-type="float">
            <text:p>179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91" calcext:value-type="float">
            <text:p>179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92" calcext:value-type="float">
            <text:p>179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93" calcext:value-type="float">
            <text:p>179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еленджи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94" calcext:value-type="float">
            <text:p>179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95" calcext:value-type="float">
            <text:p>179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96" calcext:value-type="float">
            <text:p>179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97" calcext:value-type="float">
            <text:p>179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98" calcext:value-type="float">
            <text:p>179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799" calcext:value-type="float">
            <text:p>179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00" calcext:value-type="float">
            <text:p>180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01" calcext:value-type="float">
            <text:p>180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02" calcext:value-type="float">
            <text:p>180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03" calcext:value-type="float">
            <text:p>180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04" calcext:value-type="float">
            <text:p>180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05" calcext:value-type="float">
            <text:p>180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06" calcext:value-type="float">
            <text:p>180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07" calcext:value-type="float">
            <text:p>180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08" calcext:value-type="float">
            <text:p>180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09" calcext:value-type="float">
            <text:p>180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10" calcext:value-type="float">
            <text:p>181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11" calcext:value-type="float">
            <text:p>181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28" calcext:value-type="float">
            <text:p>128</text:p>
          </table:table-cell>
          <table:table-cell table:formula="of:=IF( OR([.C1813]=[.$F$1]; [.B1813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1813" calcext:value-type="float">
            <text:p>181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14" calcext:value-type="float">
            <text:p>181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15" calcext:value-type="float">
            <text:p>181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16" calcext:value-type="float">
            <text:p>181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17" calcext:value-type="float">
            <text:p>181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18" calcext:value-type="float">
            <text:p>181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19" calcext:value-type="float">
            <text:p>181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20" calcext:value-type="float">
            <text:p>182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21" calcext:value-type="float">
            <text:p>182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22" calcext:value-type="float">
            <text:p>182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23" calcext:value-type="float">
            <text:p>182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24" calcext:value-type="float">
            <text:p>182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25" calcext:value-type="float">
            <text:p>182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26" calcext:value-type="float">
            <text:p>182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27" calcext:value-type="float">
            <text:p>182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28" calcext:value-type="float">
            <text:p>182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Новосибирс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29" calcext:value-type="float">
            <text:p>182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30" calcext:value-type="float">
            <text:p>183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31" calcext:value-type="float">
            <text:p>183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32" calcext:value-type="float">
            <text:p>183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33" calcext:value-type="float">
            <text:p>183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34" calcext:value-type="float">
            <text:p>183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35" calcext:value-type="float">
            <text:p>183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36" calcext:value-type="float">
            <text:p>183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37" calcext:value-type="float">
            <text:p>183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38" calcext:value-type="float">
            <text:p>183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39" calcext:value-type="float">
            <text:p>183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40" calcext:value-type="float">
            <text:p>184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41" calcext:value-type="float">
            <text:p>184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42" calcext:value-type="float">
            <text:p>184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43" calcext:value-type="float">
            <text:p>184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44" calcext:value-type="float">
            <text:p>184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45" calcext:value-type="float">
            <text:p>184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46" calcext:value-type="float">
            <text:p>184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дар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47" calcext:value-type="float">
            <text:p>184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48" calcext:value-type="float">
            <text:p>184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49" calcext:value-type="float">
            <text:p>184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50" calcext:value-type="float">
            <text:p>185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51" calcext:value-type="float">
            <text:p>185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52" calcext:value-type="float">
            <text:p>185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53" calcext:value-type="float">
            <text:p>185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54" calcext:value-type="float">
            <text:p>185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55" calcext:value-type="float">
            <text:p>185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56" calcext:value-type="float">
            <text:p>185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57" calcext:value-type="float">
            <text:p>185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58" calcext:value-type="float">
            <text:p>185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59" calcext:value-type="float">
            <text:p>185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60" calcext:value-type="float">
            <text:p>186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61" calcext:value-type="float">
            <text:p>186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62" calcext:value-type="float">
            <text:p>186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63" calcext:value-type="float">
            <text:p>186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64" calcext:value-type="float">
            <text:p>186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65" calcext:value-type="float">
            <text:p>186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66" calcext:value-type="float">
            <text:p>186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67" calcext:value-type="float">
            <text:p>186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68" calcext:value-type="float">
            <text:p>186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69" calcext:value-type="float">
            <text:p>186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70" calcext:value-type="float">
            <text:p>187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71" calcext:value-type="float">
            <text:p>187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72" calcext:value-type="float">
            <text:p>187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73" calcext:value-type="float">
            <text:p>187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74" calcext:value-type="float">
            <text:p>187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75" calcext:value-type="float">
            <text:p>187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76" calcext:value-type="float">
            <text:p>187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77" calcext:value-type="float">
            <text:p>187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78" calcext:value-type="float">
            <text:p>187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79" calcext:value-type="float">
            <text:p>187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80" calcext:value-type="float">
            <text:p>188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81" calcext:value-type="float">
            <text:p>188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82" calcext:value-type="float">
            <text:p>188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83" calcext:value-type="float">
            <text:p>188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84" calcext:value-type="float">
            <text:p>188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85" calcext:value-type="float">
            <text:p>188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86" calcext:value-type="float">
            <text:p>188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87" calcext:value-type="float">
            <text:p>188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88" calcext:value-type="float">
            <text:p>188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89" calcext:value-type="float">
            <text:p>188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90" calcext:value-type="float">
            <text:p>189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91" calcext:value-type="float">
            <text:p>189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92" calcext:value-type="float">
            <text:p>189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93" calcext:value-type="float">
            <text:p>189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94" calcext:value-type="float">
            <text:p>189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95" calcext:value-type="float">
            <text:p>189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96" calcext:value-type="float">
            <text:p>189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97" calcext:value-type="float">
            <text:p>189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98" calcext:value-type="float">
            <text:p>189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899" calcext:value-type="float">
            <text:p>189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00" calcext:value-type="float">
            <text:p>190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01" calcext:value-type="float">
            <text:p>190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02" calcext:value-type="float">
            <text:p>190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03" calcext:value-type="float">
            <text:p>190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04" calcext:value-type="float">
            <text:p>190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05" calcext:value-type="float">
            <text:p>190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Хабаровс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06" calcext:value-type="float">
            <text:p>190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07" calcext:value-type="float">
            <text:p>190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08" calcext:value-type="float">
            <text:p>190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09" calcext:value-type="float">
            <text:p>190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10" calcext:value-type="float">
            <text:p>191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11" calcext:value-type="float">
            <text:p>191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12" calcext:value-type="float">
            <text:p>191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13" calcext:value-type="float">
            <text:p>191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14" calcext:value-type="float">
            <text:p>191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15" calcext:value-type="float">
            <text:p>191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16" calcext:value-type="float">
            <text:p>191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17" calcext:value-type="float">
            <text:p>191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18" calcext:value-type="float">
            <text:p>191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19" calcext:value-type="float">
            <text:p>191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20" calcext:value-type="float">
            <text:p>192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21" calcext:value-type="float">
            <text:p>192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22" calcext:value-type="float">
            <text:p>192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23" calcext:value-type="float">
            <text:p>192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24" calcext:value-type="float">
            <text:p>192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25" calcext:value-type="float">
            <text:p>192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26" calcext:value-type="float">
            <text:p>192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27" calcext:value-type="float">
            <text:p>192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28" calcext:value-type="float">
            <text:p>192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29" calcext:value-type="float">
            <text:p>192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31" calcext:value-type="float">
            <text:p>193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32" calcext:value-type="float">
            <text:p>193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33" calcext:value-type="float">
            <text:p>193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35" calcext:value-type="float">
            <text:p>193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36" calcext:value-type="float">
            <text:p>193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37" calcext:value-type="float">
            <text:p>193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39" calcext:value-type="float">
            <text:p>193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40" calcext:value-type="float">
            <text:p>194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41" calcext:value-type="float">
            <text:p>194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42" calcext:value-type="float">
            <text:p>194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43" calcext:value-type="float">
            <text:p>194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44" calcext:value-type="float">
            <text:p>194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45" calcext:value-type="float">
            <text:p>194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46" calcext:value-type="float">
            <text:p>194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47" calcext:value-type="float">
            <text:p>194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48" calcext:value-type="float">
            <text:p>194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49" calcext:value-type="float">
            <text:p>194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51" calcext:value-type="float">
            <text:p>195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52" calcext:value-type="float">
            <text:p>195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53" calcext:value-type="float">
            <text:p>195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55" calcext:value-type="float">
            <text:p>195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56" calcext:value-type="float">
            <text:p>195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57" calcext:value-type="float">
            <text:p>195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59" calcext:value-type="float">
            <text:p>195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60" calcext:value-type="float">
            <text:p>196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61" calcext:value-type="float">
            <text:p>196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63" calcext:value-type="float">
            <text:p>196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64" calcext:value-type="float">
            <text:p>196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65" calcext:value-type="float">
            <text:p>196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67" calcext:value-type="float">
            <text:p>196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68" calcext:value-type="float">
            <text:p>196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69" calcext:value-type="float">
            <text:p>196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Хабаров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азань</text:p>
          </table:table-cell>
          <table:table-cell office:value-type="float" office:value="128" calcext:value-type="float">
            <text:p>128</text:p>
          </table:table-cell>
          <table:table-cell table:formula="of:=IF( OR([.C2003]=[.$F$1]; [.B2003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розный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25" calcext:value-type="float">
            <text:p>202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26" calcext:value-type="float">
            <text:p>202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27" calcext:value-type="float">
            <text:p>202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28" calcext:value-type="float">
            <text:p>202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29" calcext:value-type="float">
            <text:p>202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30" calcext:value-type="float">
            <text:p>203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31" calcext:value-type="float">
            <text:p>203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32" calcext:value-type="float">
            <text:p>203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33" calcext:value-type="float">
            <text:p>203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34" calcext:value-type="float">
            <text:p>203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35" calcext:value-type="float">
            <text:p>203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36" calcext:value-type="float">
            <text:p>203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37" calcext:value-type="float">
            <text:p>203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38" calcext:value-type="float">
            <text:p>203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39" calcext:value-type="float">
            <text:p>203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40" calcext:value-type="float">
            <text:p>204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41" calcext:value-type="float">
            <text:p>204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42" calcext:value-type="float">
            <text:p>204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43" calcext:value-type="float">
            <text:p>204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44" calcext:value-type="float">
            <text:p>204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45" calcext:value-type="float">
            <text:p>204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46" calcext:value-type="float">
            <text:p>204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47" calcext:value-type="float">
            <text:p>204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48" calcext:value-type="float">
            <text:p>204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49" calcext:value-type="float">
            <text:p>204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50" calcext:value-type="float">
            <text:p>205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51" calcext:value-type="float">
            <text:p>205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52" calcext:value-type="float">
            <text:p>205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53" calcext:value-type="float">
            <text:p>205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54" calcext:value-type="float">
            <text:p>205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55" calcext:value-type="float">
            <text:p>205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56" calcext:value-type="float">
            <text:p>205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57" calcext:value-type="float">
            <text:p>205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58" calcext:value-type="float">
            <text:p>205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59" calcext:value-type="float">
            <text:p>205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60" calcext:value-type="float">
            <text:p>206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61" calcext:value-type="float">
            <text:p>206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62" calcext:value-type="float">
            <text:p>206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63" calcext:value-type="float">
            <text:p>206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64" calcext:value-type="float">
            <text:p>206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65" calcext:value-type="float">
            <text:p>206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66" calcext:value-type="float">
            <text:p>206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67" calcext:value-type="float">
            <text:p>206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68" calcext:value-type="float">
            <text:p>206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69" calcext:value-type="float">
            <text:p>206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70" calcext:value-type="float">
            <text:p>207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71" calcext:value-type="float">
            <text:p>207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72" calcext:value-type="float">
            <text:p>207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73" calcext:value-type="float">
            <text:p>207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74" calcext:value-type="float">
            <text:p>207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75" calcext:value-type="float">
            <text:p>207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76" calcext:value-type="float">
            <text:p>207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77" calcext:value-type="float">
            <text:p>207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78" calcext:value-type="float">
            <text:p>207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79" calcext:value-type="float">
            <text:p>207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80" calcext:value-type="float">
            <text:p>208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81" calcext:value-type="float">
            <text:p>208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еленджи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82" calcext:value-type="float">
            <text:p>208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азань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83" calcext:value-type="float">
            <text:p>20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84" calcext:value-type="float">
            <text:p>208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85" calcext:value-type="float">
            <text:p>208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86" calcext:value-type="float">
            <text:p>208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87" calcext:value-type="float">
            <text:p>208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88" calcext:value-type="float">
            <text:p>208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89" calcext:value-type="float">
            <text:p>208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90" calcext:value-type="float">
            <text:p>209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91" calcext:value-type="float">
            <text:p>209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92" calcext:value-type="float">
            <text:p>209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93" calcext:value-type="float">
            <text:p>209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94" calcext:value-type="float">
            <text:p>209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95" calcext:value-type="float">
            <text:p>209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96" calcext:value-type="float">
            <text:p>209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97" calcext:value-type="float">
            <text:p>209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98" calcext:value-type="float">
            <text:p>209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099" calcext:value-type="float">
            <text:p>209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00" calcext:value-type="float">
            <text:p>210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01" calcext:value-type="float">
            <text:p>210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02" calcext:value-type="float">
            <text:p>210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03" calcext:value-type="float">
            <text:p>210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28" calcext:value-type="float">
            <text:p>128</text:p>
          </table:table-cell>
          <table:table-cell table:formula="of:=IF( OR([.C2105]=[.$F$1]; [.B2105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2105" calcext:value-type="float">
            <text:p>210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06" calcext:value-type="float">
            <text:p>210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07" calcext:value-type="float">
            <text:p>210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08" calcext:value-type="float">
            <text:p>210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09" calcext:value-type="float">
            <text:p>210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10" calcext:value-type="float">
            <text:p>211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11" calcext:value-type="float">
            <text:p>211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12" calcext:value-type="float">
            <text:p>211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13" calcext:value-type="float">
            <text:p>211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14" calcext:value-type="float">
            <text:p>211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15" calcext:value-type="float">
            <text:p>211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16" calcext:value-type="float">
            <text:p>211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17" calcext:value-type="float">
            <text:p>211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18" calcext:value-type="float">
            <text:p>211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19" calcext:value-type="float">
            <text:p>211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28" calcext:value-type="float">
            <text:p>128</text:p>
          </table:table-cell>
          <table:table-cell table:formula="of:=IF( OR([.C2121]=[.$F$1]; [.B2121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2121" calcext:value-type="float">
            <text:p>212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22" calcext:value-type="float">
            <text:p>212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23" calcext:value-type="float">
            <text:p>212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24" calcext:value-type="float">
            <text:p>212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28" calcext:value-type="float">
            <text:p>128</text:p>
          </table:table-cell>
          <table:table-cell table:formula="of:=IF( OR([.C2126]=[.$F$1]; [.B2126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2126" calcext:value-type="float">
            <text:p>212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27" calcext:value-type="float">
            <text:p>212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28" calcext:value-type="float">
            <text:p>212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29" calcext:value-type="float">
            <text:p>212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30" calcext:value-type="float">
            <text:p>213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31" calcext:value-type="float">
            <text:p>213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32" calcext:value-type="float">
            <text:p>213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33" calcext:value-type="float">
            <text:p>213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34" calcext:value-type="float">
            <text:p>213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28" calcext:value-type="float">
            <text:p>128</text:p>
          </table:table-cell>
          <table:table-cell table:formula="of:=IF( OR([.C2136]=[.$F$1]; [.B2136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2136" calcext:value-type="float">
            <text:p>213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37" calcext:value-type="float">
            <text:p>213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38" calcext:value-type="float">
            <text:p>213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39" calcext:value-type="float">
            <text:p>213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40" calcext:value-type="float">
            <text:p>214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41" calcext:value-type="float">
            <text:p>214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42" calcext:value-type="float">
            <text:p>214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43" calcext:value-type="float">
            <text:p>214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розный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44" calcext:value-type="float">
            <text:p>214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45" calcext:value-type="float">
            <text:p>214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46" calcext:value-type="float">
            <text:p>214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47" calcext:value-type="float">
            <text:p>214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48" calcext:value-type="float">
            <text:p>214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49" calcext:value-type="float">
            <text:p>214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50" calcext:value-type="float">
            <text:p>215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51" calcext:value-type="float">
            <text:p>215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52" calcext:value-type="float">
            <text:p>215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53" calcext:value-type="float">
            <text:p>215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54" calcext:value-type="float">
            <text:p>215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55" calcext:value-type="float">
            <text:p>215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56" calcext:value-type="float">
            <text:p>215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57" calcext:value-type="float">
            <text:p>215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58" calcext:value-type="float">
            <text:p>215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59" calcext:value-type="float">
            <text:p>215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28" calcext:value-type="float">
            <text:p>128</text:p>
          </table:table-cell>
          <table:table-cell table:formula="of:=IF( OR([.C2161]=[.$F$1]; [.B2161]=[.$F$1]) ; 1; 0)" office:value-type="float" office:value="1" calcext:value-type="float">
            <text:p>1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2161" calcext:value-type="float">
            <text:p>216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62" calcext:value-type="float">
            <text:p>216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63" calcext:value-type="float">
            <text:p>216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64" calcext:value-type="float">
            <text:p>216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65" calcext:value-type="float">
            <text:p>216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66" calcext:value-type="float">
            <text:p>216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67" calcext:value-type="float">
            <text:p>216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68" calcext:value-type="float">
            <text:p>216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69" calcext:value-type="float">
            <text:p>216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70" calcext:value-type="float">
            <text:p>217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71" calcext:value-type="float">
            <text:p>217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72" calcext:value-type="float">
            <text:p>217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73" calcext:value-type="float">
            <text:p>217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74" calcext:value-type="float">
            <text:p>217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75" calcext:value-type="float">
            <text:p>217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76" calcext:value-type="float">
            <text:p>217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77" calcext:value-type="float">
            <text:p>217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78" calcext:value-type="float">
            <text:p>217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79" calcext:value-type="float">
            <text:p>217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80" calcext:value-type="float">
            <text:p>218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81" calcext:value-type="float">
            <text:p>218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Новосибир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82" calcext:value-type="float">
            <text:p>218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83" calcext:value-type="float">
            <text:p>218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84" calcext:value-type="float">
            <text:p>218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85" calcext:value-type="float">
            <text:p>218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86" calcext:value-type="float">
            <text:p>218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87" calcext:value-type="float">
            <text:p>218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89" calcext:value-type="float">
            <text:p>218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90" calcext:value-type="float">
            <text:p>219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91" calcext:value-type="float">
            <text:p>219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92" calcext:value-type="float">
            <text:p>219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93" calcext:value-type="float">
            <text:p>219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94" calcext:value-type="float">
            <text:p>219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95" calcext:value-type="float">
            <text:p>219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96" calcext:value-type="float">
            <text:p>219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197" calcext:value-type="float">
            <text:p>219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28" calcext:value-type="float">
            <text:p>128</text:p>
          </table:table-cell>
          <table:table-cell table:formula="of:=IF( OR([.C2199]=[.$F$1]; [.B2199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2199" calcext:value-type="float">
            <text:p>219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00" calcext:value-type="float">
            <text:p>220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01" calcext:value-type="float">
            <text:p>220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02" calcext:value-type="float">
            <text:p>220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03" calcext:value-type="float">
            <text:p>220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04" calcext:value-type="float">
            <text:p>220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05" calcext:value-type="float">
            <text:p>220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06" calcext:value-type="float">
            <text:p>220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07" calcext:value-type="float">
            <text:p>220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08" calcext:value-type="float">
            <text:p>220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09" calcext:value-type="float">
            <text:p>220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10" calcext:value-type="float">
            <text:p>221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11" calcext:value-type="float">
            <text:p>221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12" calcext:value-type="float">
            <text:p>221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13" calcext:value-type="float">
            <text:p>221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14" calcext:value-type="float">
            <text:p>221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15" calcext:value-type="float">
            <text:p>221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16" calcext:value-type="float">
            <text:p>221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17" calcext:value-type="float">
            <text:p>221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18" calcext:value-type="float">
            <text:p>221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19" calcext:value-type="float">
            <text:p>221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20" calcext:value-type="float">
            <text:p>222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яр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21" calcext:value-type="float">
            <text:p>222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22" calcext:value-type="float">
            <text:p>222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23" calcext:value-type="float">
            <text:p>222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24" calcext:value-type="float">
            <text:p>222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25" calcext:value-type="float">
            <text:p>222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26" calcext:value-type="float">
            <text:p>222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27" calcext:value-type="float">
            <text:p>222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28" calcext:value-type="float">
            <text:p>222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29" calcext:value-type="float">
            <text:p>222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30" calcext:value-type="float">
            <text:p>223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31" calcext:value-type="float">
            <text:p>223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32" calcext:value-type="float">
            <text:p>223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33" calcext:value-type="float">
            <text:p>223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34" calcext:value-type="float">
            <text:p>223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35" calcext:value-type="float">
            <text:p>223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36" calcext:value-type="float">
            <text:p>223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37" calcext:value-type="float">
            <text:p>223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38" calcext:value-type="float">
            <text:p>223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39" calcext:value-type="float">
            <text:p>223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40" calcext:value-type="float">
            <text:p>224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41" calcext:value-type="float">
            <text:p>224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42" calcext:value-type="float">
            <text:p>224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43" calcext:value-type="float">
            <text:p>224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44" calcext:value-type="float">
            <text:p>224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45" calcext:value-type="float">
            <text:p>224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46" calcext:value-type="float">
            <text:p>224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47" calcext:value-type="float">
            <text:p>224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48" calcext:value-type="float">
            <text:p>224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49" calcext:value-type="float">
            <text:p>224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50" calcext:value-type="float">
            <text:p>225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51" calcext:value-type="float">
            <text:p>225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52" calcext:value-type="float">
            <text:p>225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53" calcext:value-type="float">
            <text:p>225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54" calcext:value-type="float">
            <text:p>225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55" calcext:value-type="float">
            <text:p>225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56" calcext:value-type="float">
            <text:p>225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57" calcext:value-type="float">
            <text:p>225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58" calcext:value-type="float">
            <text:p>225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59" calcext:value-type="float">
            <text:p>225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60" calcext:value-type="float">
            <text:p>226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61" calcext:value-type="float">
            <text:p>226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62" calcext:value-type="float">
            <text:p>226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63" calcext:value-type="float">
            <text:p>226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64" calcext:value-type="float">
            <text:p>226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65" calcext:value-type="float">
            <text:p>226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66" calcext:value-type="float">
            <text:p>226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67" calcext:value-type="float">
            <text:p>226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68" calcext:value-type="float">
            <text:p>226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69" calcext:value-type="float">
            <text:p>226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70" calcext:value-type="float">
            <text:p>227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71" calcext:value-type="float">
            <text:p>227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72" calcext:value-type="float">
            <text:p>227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73" calcext:value-type="float">
            <text:p>227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74" calcext:value-type="float">
            <text:p>227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75" calcext:value-type="float">
            <text:p>227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76" calcext:value-type="float">
            <text:p>227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77" calcext:value-type="float">
            <text:p>227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78" calcext:value-type="float">
            <text:p>227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79" calcext:value-type="float">
            <text:p>227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80" calcext:value-type="float">
            <text:p>228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81" calcext:value-type="float">
            <text:p>228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82" calcext:value-type="float">
            <text:p>228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83" calcext:value-type="float">
            <text:p>22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84" calcext:value-type="float">
            <text:p>228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85" calcext:value-type="float">
            <text:p>228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86" calcext:value-type="float">
            <text:p>228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87" calcext:value-type="float">
            <text:p>228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88" calcext:value-type="float">
            <text:p>228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89" calcext:value-type="float">
            <text:p>228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90" calcext:value-type="float">
            <text:p>229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91" calcext:value-type="float">
            <text:p>229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92" calcext:value-type="float">
            <text:p>229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93" calcext:value-type="float">
            <text:p>229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94" calcext:value-type="float">
            <text:p>229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95" calcext:value-type="float">
            <text:p>229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96" calcext:value-type="float">
            <text:p>229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97" calcext:value-type="float">
            <text:p>229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98" calcext:value-type="float">
            <text:p>229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299" calcext:value-type="float">
            <text:p>229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00" calcext:value-type="float">
            <text:p>230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01" calcext:value-type="float">
            <text:p>230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02" calcext:value-type="float">
            <text:p>230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03" calcext:value-type="float">
            <text:p>230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04" calcext:value-type="float">
            <text:p>230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05" calcext:value-type="float">
            <text:p>230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06" calcext:value-type="float">
            <text:p>230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07" calcext:value-type="float">
            <text:p>230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08" calcext:value-type="float">
            <text:p>230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09" calcext:value-type="float">
            <text:p>230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10" calcext:value-type="float">
            <text:p>231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11" calcext:value-type="float">
            <text:p>231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12" calcext:value-type="float">
            <text:p>231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13" calcext:value-type="float">
            <text:p>231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14" calcext:value-type="float">
            <text:p>231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15" calcext:value-type="float">
            <text:p>231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16" calcext:value-type="float">
            <text:p>231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17" calcext:value-type="float">
            <text:p>231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18" calcext:value-type="float">
            <text:p>231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19" calcext:value-type="float">
            <text:p>231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20" calcext:value-type="float">
            <text:p>232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21" calcext:value-type="float">
            <text:p>232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22" calcext:value-type="float">
            <text:p>232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23" calcext:value-type="float">
            <text:p>232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24" calcext:value-type="float">
            <text:p>232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25" calcext:value-type="float">
            <text:p>232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26" calcext:value-type="float">
            <text:p>232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27" calcext:value-type="float">
            <text:p>232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28" calcext:value-type="float">
            <text:p>232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29" calcext:value-type="float">
            <text:p>232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30" calcext:value-type="float">
            <text:p>233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31" calcext:value-type="float">
            <text:p>233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32" calcext:value-type="float">
            <text:p>233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33" calcext:value-type="float">
            <text:p>233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34" calcext:value-type="float">
            <text:p>233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35" calcext:value-type="float">
            <text:p>233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36" calcext:value-type="float">
            <text:p>233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37" calcext:value-type="float">
            <text:p>233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38" calcext:value-type="float">
            <text:p>233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39" calcext:value-type="float">
            <text:p>233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40" calcext:value-type="float">
            <text:p>234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41" calcext:value-type="float">
            <text:p>234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42" calcext:value-type="float">
            <text:p>234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43" calcext:value-type="float">
            <text:p>234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44" calcext:value-type="float">
            <text:p>234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45" calcext:value-type="float">
            <text:p>234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46" calcext:value-type="float">
            <text:p>234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47" calcext:value-type="float">
            <text:p>234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48" calcext:value-type="float">
            <text:p>234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49" calcext:value-type="float">
            <text:p>234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50" calcext:value-type="float">
            <text:p>235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51" calcext:value-type="float">
            <text:p>235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52" calcext:value-type="float">
            <text:p>235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53" calcext:value-type="float">
            <text:p>235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54" calcext:value-type="float">
            <text:p>235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55" calcext:value-type="float">
            <text:p>235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56" calcext:value-type="float">
            <text:p>235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57" calcext:value-type="float">
            <text:p>235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58" calcext:value-type="float">
            <text:p>235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59" calcext:value-type="float">
            <text:p>235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60" calcext:value-type="float">
            <text:p>236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61" calcext:value-type="float">
            <text:p>236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62" calcext:value-type="float">
            <text:p>236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63" calcext:value-type="float">
            <text:p>236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64" calcext:value-type="float">
            <text:p>236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65" calcext:value-type="float">
            <text:p>236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66" calcext:value-type="float">
            <text:p>236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67" calcext:value-type="float">
            <text:p>236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68" calcext:value-type="float">
            <text:p>236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69" calcext:value-type="float">
            <text:p>236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Москва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70" calcext:value-type="float">
            <text:p>237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71" calcext:value-type="float">
            <text:p>237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72" calcext:value-type="float">
            <text:p>237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73" calcext:value-type="float">
            <text:p>237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74" calcext:value-type="float">
            <text:p>237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75" calcext:value-type="float">
            <text:p>237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76" calcext:value-type="float">
            <text:p>2376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77" calcext:value-type="float">
            <text:p>237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78" calcext:value-type="float">
            <text:p>237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79" calcext:value-type="float">
            <text:p>237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80" calcext:value-type="float">
            <text:p>238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81" calcext:value-type="float">
            <text:p>238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82" calcext:value-type="float">
            <text:p>238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83" calcext:value-type="float">
            <text:p>238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84" calcext:value-type="float">
            <text:p>238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85" calcext:value-type="float">
            <text:p>238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86" calcext:value-type="float">
            <text:p>238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87" calcext:value-type="float">
            <text:p>238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Рязань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88" calcext:value-type="float">
            <text:p>238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89" calcext:value-type="float">
            <text:p>238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90" calcext:value-type="float">
            <text:p>239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91" calcext:value-type="float">
            <text:p>239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92" calcext:value-type="float">
            <text:p>239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93" calcext:value-type="float">
            <text:p>239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94" calcext:value-type="float">
            <text:p>239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95" calcext:value-type="float">
            <text:p>239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96" calcext:value-type="float">
            <text:p>239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97" calcext:value-type="float">
            <text:p>239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98" calcext:value-type="float">
            <text:p>239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399" calcext:value-type="float">
            <text:p>239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00" calcext:value-type="float">
            <text:p>240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01" calcext:value-type="float">
            <text:p>240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Рязань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02" calcext:value-type="float">
            <text:p>240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03" calcext:value-type="float">
            <text:p>240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04" calcext:value-type="float">
            <text:p>240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05" calcext:value-type="float">
            <text:p>240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28" calcext:value-type="float">
            <text:p>128</text:p>
          </table:table-cell>
          <table:table-cell table:formula="of:=IF( OR([.C2407]=[.$F$1]; [.B2407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2407" calcext:value-type="float">
            <text:p>240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08" calcext:value-type="float">
            <text:p>240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09" calcext:value-type="float">
            <text:p>240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10" calcext:value-type="float">
            <text:p>241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11" calcext:value-type="float">
            <text:p>241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12" calcext:value-type="float">
            <text:p>241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13" calcext:value-type="float">
            <text:p>241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14" calcext:value-type="float">
            <text:p>241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15" calcext:value-type="float">
            <text:p>241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16" calcext:value-type="float">
            <text:p>241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17" calcext:value-type="float">
            <text:p>241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18" calcext:value-type="float">
            <text:p>241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19" calcext:value-type="float">
            <text:p>241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20" calcext:value-type="float">
            <text:p>242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21" calcext:value-type="float">
            <text:p>242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22" calcext:value-type="float">
            <text:p>242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23" calcext:value-type="float">
            <text:p>24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24" calcext:value-type="float">
            <text:p>242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25" calcext:value-type="float">
            <text:p>242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26" calcext:value-type="float">
            <text:p>242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27" calcext:value-type="float">
            <text:p>242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28" calcext:value-type="float">
            <text:p>242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29" calcext:value-type="float">
            <text:p>242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30" calcext:value-type="float">
            <text:p>243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31" calcext:value-type="float">
            <text:p>243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32" calcext:value-type="float">
            <text:p>243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33" calcext:value-type="float">
            <text:p>243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34" calcext:value-type="float">
            <text:p>243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35" calcext:value-type="float">
            <text:p>243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36" calcext:value-type="float">
            <text:p>243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37" calcext:value-type="float">
            <text:p>243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38" calcext:value-type="float">
            <text:p>243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39" calcext:value-type="float">
            <text:p>243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40" calcext:value-type="float">
            <text:p>244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41" calcext:value-type="float">
            <text:p>244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42" calcext:value-type="float">
            <text:p>244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43" calcext:value-type="float">
            <text:p>244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44" calcext:value-type="float">
            <text:p>244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45" calcext:value-type="float">
            <text:p>244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46" calcext:value-type="float">
            <text:p>244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47" calcext:value-type="float">
            <text:p>244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48" calcext:value-type="float">
            <text:p>244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49" calcext:value-type="float">
            <text:p>244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50" calcext:value-type="float">
            <text:p>245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51" calcext:value-type="float">
            <text:p>245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52" calcext:value-type="float">
            <text:p>245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53" calcext:value-type="float">
            <text:p>245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54" calcext:value-type="float">
            <text:p>245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55" calcext:value-type="float">
            <text:p>245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56" calcext:value-type="float">
            <text:p>245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57" calcext:value-type="float">
            <text:p>245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58" calcext:value-type="float">
            <text:p>245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59" calcext:value-type="float">
            <text:p>245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60" calcext:value-type="float">
            <text:p>246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61" calcext:value-type="float">
            <text:p>246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62" calcext:value-type="float">
            <text:p>246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63" calcext:value-type="float">
            <text:p>246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64" calcext:value-type="float">
            <text:p>246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65" calcext:value-type="float">
            <text:p>246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66" calcext:value-type="float">
            <text:p>246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67" calcext:value-type="float">
            <text:p>246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68" calcext:value-type="float">
            <text:p>246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28" calcext:value-type="float">
            <text:p>128</text:p>
          </table:table-cell>
          <table:table-cell table:formula="of:=IF( OR([.C2470]=[.$F$1]; [.B2470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2470" calcext:value-type="float">
            <text:p>247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71" calcext:value-type="float">
            <text:p>247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72" calcext:value-type="float">
            <text:p>247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73" calcext:value-type="float">
            <text:p>247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74" calcext:value-type="float">
            <text:p>247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75" calcext:value-type="float">
            <text:p>247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76" calcext:value-type="float">
            <text:p>247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77" calcext:value-type="float">
            <text:p>247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78" calcext:value-type="float">
            <text:p>24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79" calcext:value-type="float">
            <text:p>247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80" calcext:value-type="float">
            <text:p>248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81" calcext:value-type="float">
            <text:p>248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82" calcext:value-type="float">
            <text:p>248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83" calcext:value-type="float">
            <text:p>248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84" calcext:value-type="float">
            <text:p>248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85" calcext:value-type="float">
            <text:p>248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86" calcext:value-type="float">
            <text:p>248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87" calcext:value-type="float">
            <text:p>248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88" calcext:value-type="float">
            <text:p>248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89" calcext:value-type="float">
            <text:p>248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90" calcext:value-type="float">
            <text:p>249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91" calcext:value-type="float">
            <text:p>249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92" calcext:value-type="float">
            <text:p>249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93" calcext:value-type="float">
            <text:p>249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Геленджик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94" calcext:value-type="float">
            <text:p>249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95" calcext:value-type="float">
            <text:p>249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96" calcext:value-type="float">
            <text:p>249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97" calcext:value-type="float">
            <text:p>249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98" calcext:value-type="float">
            <text:p>249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499" calcext:value-type="float">
            <text:p>249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00" calcext:value-type="float">
            <text:p>250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01" calcext:value-type="float">
            <text:p>250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02" calcext:value-type="float">
            <text:p>250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03" calcext:value-type="float">
            <text:p>250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04" calcext:value-type="float">
            <text:p>250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05" calcext:value-type="float">
            <text:p>250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Челябин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06" calcext:value-type="float">
            <text:p>250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07" calcext:value-type="float">
            <text:p>250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08" calcext:value-type="float">
            <text:p>250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09" calcext:value-type="float">
            <text:p>250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10" calcext:value-type="float">
            <text:p>251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11" calcext:value-type="float">
            <text:p>251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12" calcext:value-type="float">
            <text:p>251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13" calcext:value-type="float">
            <text:p>251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14" calcext:value-type="float">
            <text:p>251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15" calcext:value-type="float">
            <text:p>251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16" calcext:value-type="float">
            <text:p>251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17" calcext:value-type="float">
            <text:p>251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18" calcext:value-type="float">
            <text:p>251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19" calcext:value-type="float">
            <text:p>251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20" calcext:value-type="float">
            <text:p>252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21" calcext:value-type="float">
            <text:p>252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22" calcext:value-type="float">
            <text:p>252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23" calcext:value-type="float">
            <text:p>252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24" calcext:value-type="float">
            <text:p>252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25" calcext:value-type="float">
            <text:p>252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26" calcext:value-type="float">
            <text:p>252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27" calcext:value-type="float">
            <text:p>252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28" calcext:value-type="float">
            <text:p>252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29" calcext:value-type="float">
            <text:p>252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30" calcext:value-type="float">
            <text:p>253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31" calcext:value-type="float">
            <text:p>253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32" calcext:value-type="float">
            <text:p>253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33" calcext:value-type="float">
            <text:p>253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34" calcext:value-type="float">
            <text:p>253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35" calcext:value-type="float">
            <text:p>253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36" calcext:value-type="float">
            <text:p>253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37" calcext:value-type="float">
            <text:p>253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38" calcext:value-type="float">
            <text:p>253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39" calcext:value-type="float">
            <text:p>253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40" calcext:value-type="float">
            <text:p>254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41" calcext:value-type="float">
            <text:p>254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42" calcext:value-type="float">
            <text:p>254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43" calcext:value-type="float">
            <text:p>254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44" calcext:value-type="float">
            <text:p>254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45" calcext:value-type="float">
            <text:p>254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46" calcext:value-type="float">
            <text:p>254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47" calcext:value-type="float">
            <text:p>254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48" calcext:value-type="float">
            <text:p>254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49" calcext:value-type="float">
            <text:p>254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50" calcext:value-type="float">
            <text:p>255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51" calcext:value-type="float">
            <text:p>255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52" calcext:value-type="float">
            <text:p>255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53" calcext:value-type="float">
            <text:p>255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54" calcext:value-type="float">
            <text:p>255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55" calcext:value-type="float">
            <text:p>255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56" calcext:value-type="float">
            <text:p>255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57" calcext:value-type="float">
            <text:p>255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58" calcext:value-type="float">
            <text:p>255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59" calcext:value-type="float">
            <text:p>255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60" calcext:value-type="float">
            <text:p>256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61" calcext:value-type="float">
            <text:p>256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62" calcext:value-type="float">
            <text:p>256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63" calcext:value-type="float">
            <text:p>256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64" calcext:value-type="float">
            <text:p>256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65" calcext:value-type="float">
            <text:p>256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66" calcext:value-type="float">
            <text:p>256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67" calcext:value-type="float">
            <text:p>256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68" calcext:value-type="float">
            <text:p>256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69" calcext:value-type="float">
            <text:p>256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70" calcext:value-type="float">
            <text:p>257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71" calcext:value-type="float">
            <text:p>257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72" calcext:value-type="float">
            <text:p>257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73" calcext:value-type="float">
            <text:p>257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74" calcext:value-type="float">
            <text:p>257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75" calcext:value-type="float">
            <text:p>257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76" calcext:value-type="float">
            <text:p>257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77" calcext:value-type="float">
            <text:p>257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78" calcext:value-type="float">
            <text:p>257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79" calcext:value-type="float">
            <text:p>257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80" calcext:value-type="float">
            <text:p>258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81" calcext:value-type="float">
            <text:p>258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82" calcext:value-type="float">
            <text:p>258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83" calcext:value-type="float">
            <text:p>258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84" calcext:value-type="float">
            <text:p>258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85" calcext:value-type="float">
            <text:p>258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86" calcext:value-type="float">
            <text:p>258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87" calcext:value-type="float">
            <text:p>258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88" calcext:value-type="float">
            <text:p>258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89" calcext:value-type="float">
            <text:p>258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90" calcext:value-type="float">
            <text:p>259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91" calcext:value-type="float">
            <text:p>259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92" calcext:value-type="float">
            <text:p>259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93" calcext:value-type="float">
            <text:p>259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94" calcext:value-type="float">
            <text:p>259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95" calcext:value-type="float">
            <text:p>259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96" calcext:value-type="float">
            <text:p>259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97" calcext:value-type="float">
            <text:p>259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98" calcext:value-type="float">
            <text:p>259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599" calcext:value-type="float">
            <text:p>259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00" calcext:value-type="float">
            <text:p>260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01" calcext:value-type="float">
            <text:p>260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02" calcext:value-type="float">
            <text:p>260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03" calcext:value-type="float">
            <text:p>260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04" calcext:value-type="float">
            <text:p>260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Геленджик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05" calcext:value-type="float">
            <text:p>260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06" calcext:value-type="float">
            <text:p>260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07" calcext:value-type="float">
            <text:p>260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08" calcext:value-type="float">
            <text:p>260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09" calcext:value-type="float">
            <text:p>260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10" calcext:value-type="float">
            <text:p>261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11" calcext:value-type="float">
            <text:p>261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12" calcext:value-type="float">
            <text:p>261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13" calcext:value-type="float">
            <text:p>261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14" calcext:value-type="float">
            <text:p>261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15" calcext:value-type="float">
            <text:p>261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16" calcext:value-type="float">
            <text:p>261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17" calcext:value-type="float">
            <text:p>261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18" calcext:value-type="float">
            <text:p>261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19" calcext:value-type="float">
            <text:p>261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еленджик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20" calcext:value-type="float">
            <text:p>262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21" calcext:value-type="float">
            <text:p>262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22" calcext:value-type="float">
            <text:p>262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23" calcext:value-type="float">
            <text:p>262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еленджи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24" calcext:value-type="float">
            <text:p>262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25" calcext:value-type="float">
            <text:p>262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26" calcext:value-type="float">
            <text:p>262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27" calcext:value-type="float">
            <text:p>262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ратов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28" calcext:value-type="float">
            <text:p>262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29" calcext:value-type="float">
            <text:p>262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30" calcext:value-type="float">
            <text:p>263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31" calcext:value-type="float">
            <text:p>263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32" calcext:value-type="float">
            <text:p>26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33" calcext:value-type="float">
            <text:p>263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34" calcext:value-type="float">
            <text:p>263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35" calcext:value-type="float">
            <text:p>263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36" calcext:value-type="float">
            <text:p>263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37" calcext:value-type="float">
            <text:p>263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38" calcext:value-type="float">
            <text:p>263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39" calcext:value-type="float">
            <text:p>263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40" calcext:value-type="float">
            <text:p>264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41" calcext:value-type="float">
            <text:p>264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42" calcext:value-type="float">
            <text:p>264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43" calcext:value-type="float">
            <text:p>264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44" calcext:value-type="float">
            <text:p>264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45" calcext:value-type="float">
            <text:p>264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46" calcext:value-type="float">
            <text:p>264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47" calcext:value-type="float">
            <text:p>264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48" calcext:value-type="float">
            <text:p>264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49" calcext:value-type="float">
            <text:p>264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Хабаров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50" calcext:value-type="float">
            <text:p>265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51" calcext:value-type="float">
            <text:p>265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52" calcext:value-type="float">
            <text:p>265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53" calcext:value-type="float">
            <text:p>265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54" calcext:value-type="float">
            <text:p>265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55" calcext:value-type="float">
            <text:p>265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56" calcext:value-type="float">
            <text:p>265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57" calcext:value-type="float">
            <text:p>265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58" calcext:value-type="float">
            <text:p>265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59" calcext:value-type="float">
            <text:p>265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60" calcext:value-type="float">
            <text:p>266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61" calcext:value-type="float">
            <text:p>266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62" calcext:value-type="float">
            <text:p>266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63" calcext:value-type="float">
            <text:p>266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64" calcext:value-type="float">
            <text:p>266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65" calcext:value-type="float">
            <text:p>266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66" calcext:value-type="float">
            <text:p>266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67" calcext:value-type="float">
            <text:p>266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68" calcext:value-type="float">
            <text:p>266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69" calcext:value-type="float">
            <text:p>266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70" calcext:value-type="float">
            <text:p>267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71" calcext:value-type="float">
            <text:p>267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72" calcext:value-type="float">
            <text:p>267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73" calcext:value-type="float">
            <text:p>267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74" calcext:value-type="float">
            <text:p>267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75" calcext:value-type="float">
            <text:p>267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76" calcext:value-type="float">
            <text:p>267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77" calcext:value-type="float">
            <text:p>267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78" calcext:value-type="float">
            <text:p>267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79" calcext:value-type="float">
            <text:p>267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80" calcext:value-type="float">
            <text:p>268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81" calcext:value-type="float">
            <text:p>268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82" calcext:value-type="float">
            <text:p>268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83" calcext:value-type="float">
            <text:p>268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84" calcext:value-type="float">
            <text:p>268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85" calcext:value-type="float">
            <text:p>268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Новосибир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86" calcext:value-type="float">
            <text:p>268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87" calcext:value-type="float">
            <text:p>268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88" calcext:value-type="float">
            <text:p>268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89" calcext:value-type="float">
            <text:p>268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90" calcext:value-type="float">
            <text:p>269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91" calcext:value-type="float">
            <text:p>269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92" calcext:value-type="float">
            <text:p>269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93" calcext:value-type="float">
            <text:p>269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94" calcext:value-type="float">
            <text:p>269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95" calcext:value-type="float">
            <text:p>269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96" calcext:value-type="float">
            <text:p>269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97" calcext:value-type="float">
            <text:p>269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98" calcext:value-type="float">
            <text:p>269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699" calcext:value-type="float">
            <text:p>269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00" calcext:value-type="float">
            <text:p>270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01" calcext:value-type="float">
            <text:p>270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02" calcext:value-type="float">
            <text:p>270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03" calcext:value-type="float">
            <text:p>270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04" calcext:value-type="float">
            <text:p>270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Геленджик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05" calcext:value-type="float">
            <text:p>270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06" calcext:value-type="float">
            <text:p>270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07" calcext:value-type="float">
            <text:p>270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08" calcext:value-type="float">
            <text:p>270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Новосибир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09" calcext:value-type="float">
            <text:p>270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ратов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10" calcext:value-type="float">
            <text:p>271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11" calcext:value-type="float">
            <text:p>271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12" calcext:value-type="float">
            <text:p>271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13" calcext:value-type="float">
            <text:p>271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14" calcext:value-type="float">
            <text:p>271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15" calcext:value-type="float">
            <text:p>271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16" calcext:value-type="float">
            <text:p>271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28" calcext:value-type="float">
            <text:p>128</text:p>
          </table:table-cell>
          <table:table-cell table:formula="of:=IF( OR([.C2718]=[.$F$1]; [.B2718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2718" calcext:value-type="float">
            <text:p>271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Иркут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19" calcext:value-type="float">
            <text:p>271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20" calcext:value-type="float">
            <text:p>272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21" calcext:value-type="float">
            <text:p>272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22" calcext:value-type="float">
            <text:p>272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23" calcext:value-type="float">
            <text:p>272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24" calcext:value-type="float">
            <text:p>272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25" calcext:value-type="float">
            <text:p>272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26" calcext:value-type="float">
            <text:p>272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27" calcext:value-type="float">
            <text:p>272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28" calcext:value-type="float">
            <text:p>272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29" calcext:value-type="float">
            <text:p>272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30" calcext:value-type="float">
            <text:p>273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31" calcext:value-type="float">
            <text:p>273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32" calcext:value-type="float">
            <text:p>273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33" calcext:value-type="float">
            <text:p>273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34" calcext:value-type="float">
            <text:p>273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35" calcext:value-type="float">
            <text:p>273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36" calcext:value-type="float">
            <text:p>273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37" calcext:value-type="float">
            <text:p>273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38" calcext:value-type="float">
            <text:p>273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39" calcext:value-type="float">
            <text:p>273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40" calcext:value-type="float">
            <text:p>274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ермь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41" calcext:value-type="float">
            <text:p>274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42" calcext:value-type="float">
            <text:p>274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43" calcext:value-type="float">
            <text:p>274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44" calcext:value-type="float">
            <text:p>274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45" calcext:value-type="float">
            <text:p>274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46" calcext:value-type="float">
            <text:p>274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47" calcext:value-type="float">
            <text:p>274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48" calcext:value-type="float">
            <text:p>274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49" calcext:value-type="float">
            <text:p>274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50" calcext:value-type="float">
            <text:p>275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51" calcext:value-type="float">
            <text:p>275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52" calcext:value-type="float">
            <text:p>275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53" calcext:value-type="float">
            <text:p>275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54" calcext:value-type="float">
            <text:p>275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55" calcext:value-type="float">
            <text:p>275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56" calcext:value-type="float">
            <text:p>275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57" calcext:value-type="float">
            <text:p>275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58" calcext:value-type="float">
            <text:p>2758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59" calcext:value-type="float">
            <text:p>275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60" calcext:value-type="float">
            <text:p>276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61" calcext:value-type="float">
            <text:p>276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62" calcext:value-type="float">
            <text:p>276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63" calcext:value-type="float">
            <text:p>276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64" calcext:value-type="float">
            <text:p>276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65" calcext:value-type="float">
            <text:p>276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66" calcext:value-type="float">
            <text:p>276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Иркутск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67" calcext:value-type="float">
            <text:p>276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68" calcext:value-type="float">
            <text:p>276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69" calcext:value-type="float">
            <text:p>276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70" calcext:value-type="float">
            <text:p>277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71" calcext:value-type="float">
            <text:p>277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72" calcext:value-type="float">
            <text:p>277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73" calcext:value-type="float">
            <text:p>277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74" calcext:value-type="float">
            <text:p>277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75" calcext:value-type="float">
            <text:p>2775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76" calcext:value-type="float">
            <text:p>277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77" calcext:value-type="float">
            <text:p>277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78" calcext:value-type="float">
            <text:p>277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79" calcext:value-type="float">
            <text:p>277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80" calcext:value-type="float">
            <text:p>278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81" calcext:value-type="float">
            <text:p>278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Иркутск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82" calcext:value-type="float">
            <text:p>278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83" calcext:value-type="float">
            <text:p>278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84" calcext:value-type="float">
            <text:p>278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85" calcext:value-type="float">
            <text:p>278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86" calcext:value-type="float">
            <text:p>278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87" calcext:value-type="float">
            <text:p>278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88" calcext:value-type="float">
            <text:p>278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89" calcext:value-type="float">
            <text:p>278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90" calcext:value-type="float">
            <text:p>279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91" calcext:value-type="float">
            <text:p>279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92" calcext:value-type="float">
            <text:p>279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93" calcext:value-type="float">
            <text:p>279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дар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94" calcext:value-type="float">
            <text:p>279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95" calcext:value-type="float">
            <text:p>279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96" calcext:value-type="float">
            <text:p>279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97" calcext:value-type="float">
            <text:p>279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98" calcext:value-type="float">
            <text:p>279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799" calcext:value-type="float">
            <text:p>279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00" calcext:value-type="float">
            <text:p>280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01" calcext:value-type="float">
            <text:p>280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02" calcext:value-type="float">
            <text:p>280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03" calcext:value-type="float">
            <text:p>280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04" calcext:value-type="float">
            <text:p>280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05" calcext:value-type="float">
            <text:p>280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Пермь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06" calcext:value-type="float">
            <text:p>280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07" calcext:value-type="float">
            <text:p>280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08" calcext:value-type="float">
            <text:p>280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09" calcext:value-type="float">
            <text:p>280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Екатеринбург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10" calcext:value-type="float">
            <text:p>281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11" calcext:value-type="float">
            <text:p>281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12" calcext:value-type="float">
            <text:p>281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Уфа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13" calcext:value-type="float">
            <text:p>281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14" calcext:value-type="float">
            <text:p>281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15" calcext:value-type="float">
            <text:p>281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16" calcext:value-type="float">
            <text:p>281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17" calcext:value-type="float">
            <text:p>281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18" calcext:value-type="float">
            <text:p>281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19" calcext:value-type="float">
            <text:p>281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Уфа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20" calcext:value-type="float">
            <text:p>282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21" calcext:value-type="float">
            <text:p>282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еленджи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22" calcext:value-type="float">
            <text:p>282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23" calcext:value-type="float">
            <text:p>282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24" calcext:value-type="float">
            <text:p>28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25" calcext:value-type="float">
            <text:p>282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26" calcext:value-type="float">
            <text:p>282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27" calcext:value-type="float">
            <text:p>282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28" calcext:value-type="float">
            <text:p>282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29" calcext:value-type="float">
            <text:p>282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30" calcext:value-type="float">
            <text:p>283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31" calcext:value-type="float">
            <text:p>283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32" calcext:value-type="float">
            <text:p>283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33" calcext:value-type="float">
            <text:p>283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34" calcext:value-type="float">
            <text:p>283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35" calcext:value-type="float">
            <text:p>283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36" calcext:value-type="float">
            <text:p>283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37" calcext:value-type="float">
            <text:p>283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38" calcext:value-type="float">
            <text:p>283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39" calcext:value-type="float">
            <text:p>283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40" calcext:value-type="float">
            <text:p>284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41" calcext:value-type="float">
            <text:p>284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42" calcext:value-type="float">
            <text:p>284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43" calcext:value-type="float">
            <text:p>284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44" calcext:value-type="float">
            <text:p>284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45" calcext:value-type="float">
            <text:p>284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46" calcext:value-type="float">
            <text:p>284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47" calcext:value-type="float">
            <text:p>284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48" calcext:value-type="float">
            <text:p>284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49" calcext:value-type="float">
            <text:p>284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50" calcext:value-type="float">
            <text:p>285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51" calcext:value-type="float">
            <text:p>285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52" calcext:value-type="float">
            <text:p>285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53" calcext:value-type="float">
            <text:p>285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54" calcext:value-type="float">
            <text:p>285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55" calcext:value-type="float">
            <text:p>285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56" calcext:value-type="float">
            <text:p>285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57" calcext:value-type="float">
            <text:p>285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58" calcext:value-type="float">
            <text:p>285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59" calcext:value-type="float">
            <text:p>285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60" calcext:value-type="float">
            <text:p>286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28" calcext:value-type="float">
            <text:p>128</text:p>
          </table:table-cell>
          <table:table-cell table:formula="of:=IF( OR([.C2862]=[.$F$1]; [.B2862]=[.$F$1]) ; 1; 0)" office:value-type="float" office:value="1" calcext:value-type="float">
            <text:p>1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2862" calcext:value-type="float">
            <text:p>286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63" calcext:value-type="float">
            <text:p>286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64" calcext:value-type="float">
            <text:p>286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65" calcext:value-type="float">
            <text:p>286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66" calcext:value-type="float">
            <text:p>286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67" calcext:value-type="float">
            <text:p>286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68" calcext:value-type="float">
            <text:p>286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69" calcext:value-type="float">
            <text:p>286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70" calcext:value-type="float">
            <text:p>287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71" calcext:value-type="float">
            <text:p>287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72" calcext:value-type="float">
            <text:p>287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73" calcext:value-type="float">
            <text:p>287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74" calcext:value-type="float">
            <text:p>287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75" calcext:value-type="float">
            <text:p>287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76" calcext:value-type="float">
            <text:p>287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77" calcext:value-type="float">
            <text:p>287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78" calcext:value-type="float">
            <text:p>287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79" calcext:value-type="float">
            <text:p>287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80" calcext:value-type="float">
            <text:p>288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81" calcext:value-type="float">
            <text:p>288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82" calcext:value-type="float">
            <text:p>288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83" calcext:value-type="float">
            <text:p>288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84" calcext:value-type="float">
            <text:p>288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85" calcext:value-type="float">
            <text:p>288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86" calcext:value-type="float">
            <text:p>288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87" calcext:value-type="float">
            <text:p>288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88" calcext:value-type="float">
            <text:p>288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89" calcext:value-type="float">
            <text:p>288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азань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91" calcext:value-type="float">
            <text:p>289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92" calcext:value-type="float">
            <text:p>289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93" calcext:value-type="float">
            <text:p>289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94" calcext:value-type="float">
            <text:p>289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95" calcext:value-type="float">
            <text:p>289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96" calcext:value-type="float">
            <text:p>289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97" calcext:value-type="float">
            <text:p>289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розный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98" calcext:value-type="float">
            <text:p>289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Новосибирс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899" calcext:value-type="float">
            <text:p>289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00" calcext:value-type="float">
            <text:p>290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01" calcext:value-type="float">
            <text:p>290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02" calcext:value-type="float">
            <text:p>290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03" calcext:value-type="float">
            <text:p>290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04" calcext:value-type="float">
            <text:p>290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05" calcext:value-type="float">
            <text:p>290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Рязань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06" calcext:value-type="float">
            <text:p>290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28" calcext:value-type="float">
            <text:p>128</text:p>
          </table:table-cell>
          <table:table-cell table:formula="of:=IF( OR([.C2908]=[.$F$1]; [.B2908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2908" calcext:value-type="float">
            <text:p>290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09" calcext:value-type="float">
            <text:p>290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10" calcext:value-type="float">
            <text:p>2910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11" calcext:value-type="float">
            <text:p>291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12" calcext:value-type="float">
            <text:p>291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13" calcext:value-type="float">
            <text:p>291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14" calcext:value-type="float">
            <text:p>291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15" calcext:value-type="float">
            <text:p>291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16" calcext:value-type="float">
            <text:p>291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17" calcext:value-type="float">
            <text:p>291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18" calcext:value-type="float">
            <text:p>291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19" calcext:value-type="float">
            <text:p>291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Уфа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20" calcext:value-type="float">
            <text:p>292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21" calcext:value-type="float">
            <text:p>292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22" calcext:value-type="float">
            <text:p>292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23" calcext:value-type="float">
            <text:p>292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розный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24" calcext:value-type="float">
            <text:p>292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25" calcext:value-type="float">
            <text:p>292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26" calcext:value-type="float">
            <text:p>292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27" calcext:value-type="float">
            <text:p>292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28" calcext:value-type="float">
            <text:p>292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29" calcext:value-type="float">
            <text:p>292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30" calcext:value-type="float">
            <text:p>293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31" calcext:value-type="float">
            <text:p>293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32" calcext:value-type="float">
            <text:p>29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33" calcext:value-type="float">
            <text:p>293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34" calcext:value-type="float">
            <text:p>2934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35" calcext:value-type="float">
            <text:p>293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розный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36" calcext:value-type="float">
            <text:p>293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Воронеж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37" calcext:value-type="float">
            <text:p>293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еленджи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38" calcext:value-type="float">
            <text:p>293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Рязань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39" calcext:value-type="float">
            <text:p>293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40" calcext:value-type="float">
            <text:p>294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41" calcext:value-type="float">
            <text:p>294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42" calcext:value-type="float">
            <text:p>294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43" calcext:value-type="float">
            <text:p>294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44" calcext:value-type="float">
            <text:p>294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45" calcext:value-type="float">
            <text:p>294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46" calcext:value-type="float">
            <text:p>294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47" calcext:value-type="float">
            <text:p>294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48" calcext:value-type="float">
            <text:p>294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49" calcext:value-type="float">
            <text:p>294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Новосибирск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50" calcext:value-type="float">
            <text:p>295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51" calcext:value-type="float">
            <text:p>295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52" calcext:value-type="float">
            <text:p>295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яр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53" calcext:value-type="float">
            <text:p>295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54" calcext:value-type="float">
            <text:p>295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55" calcext:value-type="float">
            <text:p>295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56" calcext:value-type="float">
            <text:p>295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57" calcext:value-type="float">
            <text:p>295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58" calcext:value-type="float">
            <text:p>295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59" calcext:value-type="float">
            <text:p>295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60" calcext:value-type="float">
            <text:p>296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61" calcext:value-type="float">
            <text:p>296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62" calcext:value-type="float">
            <text:p>296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63" calcext:value-type="float">
            <text:p>296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64" calcext:value-type="float">
            <text:p>296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65" calcext:value-type="float">
            <text:p>296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Ом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66" calcext:value-type="float">
            <text:p>296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67" calcext:value-type="float">
            <text:p>296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68" calcext:value-type="float">
            <text:p>296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69" calcext:value-type="float">
            <text:p>296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70" calcext:value-type="float">
            <text:p>297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71" calcext:value-type="float">
            <text:p>297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72" calcext:value-type="float">
            <text:p>297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розный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73" calcext:value-type="float">
            <text:p>297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74" calcext:value-type="float">
            <text:p>297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75" calcext:value-type="float">
            <text:p>297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76" calcext:value-type="float">
            <text:p>2976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77" calcext:value-type="float">
            <text:p>297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78" calcext:value-type="float">
            <text:p>297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80" calcext:value-type="float">
            <text:p>298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81" calcext:value-type="float">
            <text:p>298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82" calcext:value-type="float">
            <text:p>298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83" calcext:value-type="float">
            <text:p>298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84" calcext:value-type="float">
            <text:p>298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розный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85" calcext:value-type="float">
            <text:p>298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86" calcext:value-type="float">
            <text:p>298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87" calcext:value-type="float">
            <text:p>298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Хабаровск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88" calcext:value-type="float">
            <text:p>298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89" calcext:value-type="float">
            <text:p>298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90" calcext:value-type="float">
            <text:p>299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91" calcext:value-type="float">
            <text:p>299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92" calcext:value-type="float">
            <text:p>299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93" calcext:value-type="float">
            <text:p>299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дар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94" calcext:value-type="float">
            <text:p>299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95" calcext:value-type="float">
            <text:p>299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96" calcext:value-type="float">
            <text:p>299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97" calcext:value-type="float">
            <text:p>299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98" calcext:value-type="float">
            <text:p>299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Омск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2999" calcext:value-type="float">
            <text:p>299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00" calcext:value-type="float">
            <text:p>300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Уфа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01" calcext:value-type="float">
            <text:p>300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02" calcext:value-type="float">
            <text:p>300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03" calcext:value-type="float">
            <text:p>300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04" calcext:value-type="float">
            <text:p>300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05" calcext:value-type="float">
            <text:p>300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Челябин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06" calcext:value-type="float">
            <text:p>300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07" calcext:value-type="float">
            <text:p>300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08" calcext:value-type="float">
            <text:p>300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09" calcext:value-type="float">
            <text:p>300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10" calcext:value-type="float">
            <text:p>301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11" calcext:value-type="float">
            <text:p>301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12" calcext:value-type="float">
            <text:p>301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13" calcext:value-type="float">
            <text:p>301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14" calcext:value-type="float">
            <text:p>301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Челябинск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15" calcext:value-type="float">
            <text:p>301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16" calcext:value-type="float">
            <text:p>3016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17" calcext:value-type="float">
            <text:p>301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18" calcext:value-type="float">
            <text:p>301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19" calcext:value-type="float">
            <text:p>301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20" calcext:value-type="float">
            <text:p>302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Рязань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21" calcext:value-type="float">
            <text:p>302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22" calcext:value-type="float">
            <text:p>302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23" calcext:value-type="float">
            <text:p>30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Москва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24" calcext:value-type="float">
            <text:p>30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25" calcext:value-type="float">
            <text:p>302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дар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Москва</text:p>
          </table:table-cell>
          <table:table-cell office:value-type="float" office:value="128" calcext:value-type="float">
            <text:p>128</text:p>
          </table:table-cell>
          <table:table-cell table:formula="of:=IF( OR([.C3027]=[.$F$1]; [.B3027]=[.$F$1]) ; 1; 0)" office:value-type="float" office:value="1" calcext:value-type="float">
            <text:p>1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3027" calcext:value-type="float">
            <text:p>302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28" calcext:value-type="float">
            <text:p>302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29" calcext:value-type="float">
            <text:p>302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Москва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30" calcext:value-type="float">
            <text:p>303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раснодар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31" calcext:value-type="float">
            <text:p>303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32" calcext:value-type="float">
            <text:p>303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33" calcext:value-type="float">
            <text:p>303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Рязань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34" calcext:value-type="float">
            <text:p>303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35" calcext:value-type="float">
            <text:p>3035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36" calcext:value-type="float">
            <text:p>303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азань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37" calcext:value-type="float">
            <text:p>3037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Красноярск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38" calcext:value-type="float">
            <text:p>303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39" calcext:value-type="float">
            <text:p>303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40" calcext:value-type="float">
            <text:p>304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41" calcext:value-type="float">
            <text:p>304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42" calcext:value-type="float">
            <text:p>304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43" calcext:value-type="float">
            <text:p>304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44" calcext:value-type="float">
            <text:p>304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45" calcext:value-type="float">
            <text:p>304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46" calcext:value-type="float">
            <text:p>304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Омск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47" calcext:value-type="float">
            <text:p>304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48" calcext:value-type="float">
            <text:p>304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49" calcext:value-type="float">
            <text:p>304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50" calcext:value-type="float">
            <text:p>305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51" calcext:value-type="float">
            <text:p>305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52" calcext:value-type="float">
            <text:p>305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53" calcext:value-type="float">
            <text:p>305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54" calcext:value-type="float">
            <text:p>305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55" calcext:value-type="float">
            <text:p>305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56" calcext:value-type="float">
            <text:p>305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язань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57" calcext:value-type="float">
            <text:p>305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58" calcext:value-type="float">
            <text:p>305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59" calcext:value-type="float">
            <text:p>305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60" calcext:value-type="float">
            <text:p>306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61" calcext:value-type="float">
            <text:p>306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62" calcext:value-type="float">
            <text:p>306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63" calcext:value-type="float">
            <text:p>306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64" calcext:value-type="float">
            <text:p>306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65" calcext:value-type="float">
            <text:p>306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66" calcext:value-type="float">
            <text:p>306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67" calcext:value-type="float">
            <text:p>306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Иркут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68" calcext:value-type="float">
            <text:p>306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69" calcext:value-type="float">
            <text:p>306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70" calcext:value-type="float">
            <text:p>307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71" calcext:value-type="float">
            <text:p>307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72" calcext:value-type="float">
            <text:p>307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73" calcext:value-type="float">
            <text:p>307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28" calcext:value-type="float">
            <text:p>128</text:p>
          </table:table-cell>
          <table:table-cell table:formula="of:=IF( OR([.C3075]=[.$F$1]; [.B3075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3075" calcext:value-type="float">
            <text:p>307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76" calcext:value-type="float">
            <text:p>307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77" calcext:value-type="float">
            <text:p>307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78" calcext:value-type="float">
            <text:p>30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79" calcext:value-type="float">
            <text:p>307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Екатеринбург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80" calcext:value-type="float">
            <text:p>3080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81" calcext:value-type="float">
            <text:p>3081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азань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82" calcext:value-type="float">
            <text:p>308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83" calcext:value-type="float">
            <text:p>308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84" calcext:value-type="float">
            <text:p>308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85" calcext:value-type="float">
            <text:p>308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86" calcext:value-type="float">
            <text:p>308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87" calcext:value-type="float">
            <text:p>308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88" calcext:value-type="float">
            <text:p>308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ярск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89" calcext:value-type="float">
            <text:p>308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90" calcext:value-type="float">
            <text:p>309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91" calcext:value-type="float">
            <text:p>309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92" calcext:value-type="float">
            <text:p>309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93" calcext:value-type="float">
            <text:p>309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94" calcext:value-type="float">
            <text:p>309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95" calcext:value-type="float">
            <text:p>3095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Геленджик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96" calcext:value-type="float">
            <text:p>309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97" calcext:value-type="float">
            <text:p>3097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98" calcext:value-type="float">
            <text:p>309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099" calcext:value-type="float">
            <text:p>309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00" calcext:value-type="float">
            <text:p>310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01" calcext:value-type="float">
            <text:p>310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Москва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02" calcext:value-type="float">
            <text:p>310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03" calcext:value-type="float">
            <text:p>3103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04" calcext:value-type="float">
            <text:p>310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05" calcext:value-type="float">
            <text:p>310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06" calcext:value-type="float">
            <text:p>310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07" calcext:value-type="float">
            <text:p>310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08" calcext:value-type="float">
            <text:p>310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09" calcext:value-type="float">
            <text:p>310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10" calcext:value-type="float">
            <text:p>311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11" calcext:value-type="float">
            <text:p>311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12" calcext:value-type="float">
            <text:p>311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13" calcext:value-type="float">
            <text:p>311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14" calcext:value-type="float">
            <text:p>311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15" calcext:value-type="float">
            <text:p>311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16" calcext:value-type="float">
            <text:p>311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Иркутск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17" calcext:value-type="float">
            <text:p>311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18" calcext:value-type="float">
            <text:p>311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19" calcext:value-type="float">
            <text:p>311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20" calcext:value-type="float">
            <text:p>312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21" calcext:value-type="float">
            <text:p>312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22" calcext:value-type="float">
            <text:p>312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23" calcext:value-type="float">
            <text:p>312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24" calcext:value-type="float">
            <text:p>31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28" calcext:value-type="float">
            <text:p>128</text:p>
          </table:table-cell>
          <table:table-cell table:formula="of:=IF( OR([.C3126]=[.$F$1]; [.B3126]=[.$F$1]) ; 1; 0)" office:value-type="float" office:value="1" calcext:value-type="float">
            <text:p>1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3126" calcext:value-type="float">
            <text:p>312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27" calcext:value-type="float">
            <text:p>312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Москва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28" calcext:value-type="float">
            <text:p>312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29" calcext:value-type="float">
            <text:p>312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30" calcext:value-type="float">
            <text:p>313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31" calcext:value-type="float">
            <text:p>3131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32" calcext:value-type="float">
            <text:p>31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33" calcext:value-type="float">
            <text:p>313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еленджик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34" calcext:value-type="float">
            <text:p>313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35" calcext:value-type="float">
            <text:p>313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36" calcext:value-type="float">
            <text:p>313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37" calcext:value-type="float">
            <text:p>313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38" calcext:value-type="float">
            <text:p>313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39" calcext:value-type="float">
            <text:p>313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40" calcext:value-type="float">
            <text:p>314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41" calcext:value-type="float">
            <text:p>314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42" calcext:value-type="float">
            <text:p>314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43" calcext:value-type="float">
            <text:p>314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44" calcext:value-type="float">
            <text:p>314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45" calcext:value-type="float">
            <text:p>3145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46" calcext:value-type="float">
            <text:p>314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47" calcext:value-type="float">
            <text:p>314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48" calcext:value-type="float">
            <text:p>314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49" calcext:value-type="float">
            <text:p>314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50" calcext:value-type="float">
            <text:p>315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розный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51" calcext:value-type="float">
            <text:p>315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52" calcext:value-type="float">
            <text:p>315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53" calcext:value-type="float">
            <text:p>315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расноярск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54" calcext:value-type="float">
            <text:p>315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55" calcext:value-type="float">
            <text:p>315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56" calcext:value-type="float">
            <text:p>315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57" calcext:value-type="float">
            <text:p>315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58" calcext:value-type="float">
            <text:p>315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59" calcext:value-type="float">
            <text:p>315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60" calcext:value-type="float">
            <text:p>316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Рязань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61" calcext:value-type="float">
            <text:p>316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62" calcext:value-type="float">
            <text:p>316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63" calcext:value-type="float">
            <text:p>316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64" calcext:value-type="float">
            <text:p>316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Хабаровск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65" calcext:value-type="float">
            <text:p>316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66" calcext:value-type="float">
            <text:p>316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67" calcext:value-type="float">
            <text:p>316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68" calcext:value-type="float">
            <text:p>316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69" calcext:value-type="float">
            <text:p>316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70" calcext:value-type="float">
            <text:p>317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Москва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71" calcext:value-type="float">
            <text:p>317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72" calcext:value-type="float">
            <text:p>317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Воронеж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73" calcext:value-type="float">
            <text:p>317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74" calcext:value-type="float">
            <text:p>317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75" calcext:value-type="float">
            <text:p>317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76" calcext:value-type="float">
            <text:p>317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77" calcext:value-type="float">
            <text:p>317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78" calcext:value-type="float">
            <text:p>317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азань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79" calcext:value-type="float">
            <text:p>317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80" calcext:value-type="float">
            <text:p>318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81" calcext:value-type="float">
            <text:p>318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82" calcext:value-type="float">
            <text:p>318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Москва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83" calcext:value-type="float">
            <text:p>318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Воронеж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84" calcext:value-type="float">
            <text:p>318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Омск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85" calcext:value-type="float">
            <text:p>3185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86" calcext:value-type="float">
            <text:p>318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Воронеж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87" calcext:value-type="float">
            <text:p>318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88" calcext:value-type="float">
            <text:p>318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89" calcext:value-type="float">
            <text:p>3189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Челябин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90" calcext:value-type="float">
            <text:p>319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91" calcext:value-type="float">
            <text:p>319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азань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92" calcext:value-type="float">
            <text:p>319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93" calcext:value-type="float">
            <text:p>319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94" calcext:value-type="float">
            <text:p>319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95" calcext:value-type="float">
            <text:p>319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96" calcext:value-type="float">
            <text:p>319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97" calcext:value-type="float">
            <text:p>319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Иркутск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98" calcext:value-type="float">
            <text:p>319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199" calcext:value-type="float">
            <text:p>319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00" calcext:value-type="float">
            <text:p>320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01" calcext:value-type="float">
            <text:p>3201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02" calcext:value-type="float">
            <text:p>320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03" calcext:value-type="float">
            <text:p>320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04" calcext:value-type="float">
            <text:p>320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Иркутск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05" calcext:value-type="float">
            <text:p>320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06" calcext:value-type="float">
            <text:p>320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07" calcext:value-type="float">
            <text:p>320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08" calcext:value-type="float">
            <text:p>320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09" calcext:value-type="float">
            <text:p>320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10" calcext:value-type="float">
            <text:p>321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11" calcext:value-type="float">
            <text:p>321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12" calcext:value-type="float">
            <text:p>321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еленджик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13" calcext:value-type="float">
            <text:p>321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14" calcext:value-type="float">
            <text:p>321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15" calcext:value-type="float">
            <text:p>321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аратов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16" calcext:value-type="float">
            <text:p>321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17" calcext:value-type="float">
            <text:p>321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18" calcext:value-type="float">
            <text:p>321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19" calcext:value-type="float">
            <text:p>321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20" calcext:value-type="float">
            <text:p>322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21" calcext:value-type="float">
            <text:p>322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дар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22" calcext:value-type="float">
            <text:p>322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23" calcext:value-type="float">
            <text:p>322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24" calcext:value-type="float">
            <text:p>3224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дар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25" calcext:value-type="float">
            <text:p>322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26" calcext:value-type="float">
            <text:p>322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27" calcext:value-type="float">
            <text:p>3227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28" calcext:value-type="float">
            <text:p>322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29" calcext:value-type="float">
            <text:p>322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ратов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30" calcext:value-type="float">
            <text:p>323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31" calcext:value-type="float">
            <text:p>323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32" calcext:value-type="float">
            <text:p>323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Пермь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33" calcext:value-type="float">
            <text:p>323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34" calcext:value-type="float">
            <text:p>323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35" calcext:value-type="float">
            <text:p>323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36" calcext:value-type="float">
            <text:p>323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37" calcext:value-type="float">
            <text:p>323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38" calcext:value-type="float">
            <text:p>3238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Воронеж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39" calcext:value-type="float">
            <text:p>323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40" calcext:value-type="float">
            <text:p>324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Уфа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41" calcext:value-type="float">
            <text:p>324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42" calcext:value-type="float">
            <text:p>324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43" calcext:value-type="float">
            <text:p>324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44" calcext:value-type="float">
            <text:p>3244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45" calcext:value-type="float">
            <text:p>324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Уфа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46" calcext:value-type="float">
            <text:p>324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47" calcext:value-type="float">
            <text:p>324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48" calcext:value-type="float">
            <text:p>324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49" calcext:value-type="float">
            <text:p>324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50" calcext:value-type="float">
            <text:p>325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51" calcext:value-type="float">
            <text:p>325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52" calcext:value-type="float">
            <text:p>325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53" calcext:value-type="float">
            <text:p>325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54" calcext:value-type="float">
            <text:p>325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55" calcext:value-type="float">
            <text:p>325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Ом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56" calcext:value-type="float">
            <text:p>325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57" calcext:value-type="float">
            <text:p>3257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58" calcext:value-type="float">
            <text:p>3258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Саратов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59" calcext:value-type="float">
            <text:p>325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Иркутск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60" calcext:value-type="float">
            <text:p>326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61" calcext:value-type="float">
            <text:p>326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62" calcext:value-type="float">
            <text:p>326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63" calcext:value-type="float">
            <text:p>326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64" calcext:value-type="float">
            <text:p>3264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Пермь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65" calcext:value-type="float">
            <text:p>326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66" calcext:value-type="float">
            <text:p>326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67" calcext:value-type="float">
            <text:p>326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Москва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68" calcext:value-type="float">
            <text:p>326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69" calcext:value-type="float">
            <text:p>326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70" calcext:value-type="float">
            <text:p>327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Москва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71" calcext:value-type="float">
            <text:p>327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72" calcext:value-type="float">
            <text:p>327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73" calcext:value-type="float">
            <text:p>3273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Хабаров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74" calcext:value-type="float">
            <text:p>327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75" calcext:value-type="float">
            <text:p>327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Геленджи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76" calcext:value-type="float">
            <text:p>327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77" calcext:value-type="float">
            <text:p>327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Челябинск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78" calcext:value-type="float">
            <text:p>32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79" calcext:value-type="float">
            <text:p>327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Пермь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80" calcext:value-type="float">
            <text:p>3280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81" calcext:value-type="float">
            <text:p>328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Омс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82" calcext:value-type="float">
            <text:p>328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83" calcext:value-type="float">
            <text:p>328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84" calcext:value-type="float">
            <text:p>328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85" calcext:value-type="float">
            <text:p>328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86" calcext:value-type="float">
            <text:p>328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28" calcext:value-type="float">
            <text:p>128</text:p>
          </table:table-cell>
          <table:table-cell table:formula="of:=IF( OR([.C3288]=[.$F$1]; [.B3288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1" table:visibility="filter">
          <table:table-cell office:value-type="float" office:value="3288" calcext:value-type="float">
            <text:p>328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89" calcext:value-type="float">
            <text:p>328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90" calcext:value-type="float">
            <text:p>3290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91" calcext:value-type="float">
            <text:p>329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92" calcext:value-type="float">
            <text:p>3292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Рязань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93" calcext:value-type="float">
            <text:p>329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Саратов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94" calcext:value-type="float">
            <text:p>329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95" calcext:value-type="float">
            <text:p>329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96" calcext:value-type="float">
            <text:p>329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97" calcext:value-type="float">
            <text:p>329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ермь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98" calcext:value-type="float">
            <text:p>329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еленджи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299" calcext:value-type="float">
            <text:p>329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00" calcext:value-type="float">
            <text:p>330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Уфа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01" calcext:value-type="float">
            <text:p>330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Краснояр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02" calcext:value-type="float">
            <text:p>330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ратов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03" calcext:value-type="float">
            <text:p>330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04" calcext:value-type="float">
            <text:p>330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05" calcext:value-type="float">
            <text:p>330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06" calcext:value-type="float">
            <text:p>330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Челябинск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07" calcext:value-type="float">
            <text:p>3307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08" calcext:value-type="float">
            <text:p>330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азань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09" calcext:value-type="float">
            <text:p>3309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Хабаров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10" calcext:value-type="float">
            <text:p>331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11" calcext:value-type="float">
            <text:p>3311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12" calcext:value-type="float">
            <text:p>331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13" calcext:value-type="float">
            <text:p>331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Омск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14" calcext:value-type="float">
            <text:p>331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Уфа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15" calcext:value-type="float">
            <text:p>331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яр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17" calcext:value-type="float">
            <text:p>3317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18" calcext:value-type="float">
            <text:p>331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Москва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19" calcext:value-type="float">
            <text:p>331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20" calcext:value-type="float">
            <text:p>332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21" calcext:value-type="float">
            <text:p>3321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Геленджик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22" calcext:value-type="float">
            <text:p>332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23" calcext:value-type="float">
            <text:p>332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24" calcext:value-type="float">
            <text:p>332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Екатеринбург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25" calcext:value-type="float">
            <text:p>332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26" calcext:value-type="float">
            <text:p>332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27" calcext:value-type="float">
            <text:p>3327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28" calcext:value-type="float">
            <text:p>3328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Рязань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29" calcext:value-type="float">
            <text:p>332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азань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30" calcext:value-type="float">
            <text:p>333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31" calcext:value-type="float">
            <text:p>333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32" calcext:value-type="float">
            <text:p>333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Рязань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33" calcext:value-type="float">
            <text:p>333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Саратов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34" calcext:value-type="float">
            <text:p>333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азань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35" calcext:value-type="float">
            <text:p>333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36" calcext:value-type="float">
            <text:p>333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37" calcext:value-type="float">
            <text:p>333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38" calcext:value-type="float">
            <text:p>333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39" calcext:value-type="float">
            <text:p>333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40" calcext:value-type="float">
            <text:p>334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41" calcext:value-type="float">
            <text:p>334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Казань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42" calcext:value-type="float">
            <text:p>334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43" calcext:value-type="float">
            <text:p>334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44" calcext:value-type="float">
            <text:p>334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дар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45" calcext:value-type="float">
            <text:p>3345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Челябинск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46" calcext:value-type="float">
            <text:p>334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Ом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47" calcext:value-type="float">
            <text:p>334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48" calcext:value-type="float">
            <text:p>334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Хабаровск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49" calcext:value-type="float">
            <text:p>334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50" calcext:value-type="float">
            <text:p>335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51" calcext:value-type="float">
            <text:p>335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52" calcext:value-type="float">
            <text:p>3352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53" calcext:value-type="float">
            <text:p>335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54" calcext:value-type="float">
            <text:p>335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55" calcext:value-type="float">
            <text:p>335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Краснодар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56" calcext:value-type="float">
            <text:p>335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57" calcext:value-type="float">
            <text:p>3357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58" calcext:value-type="float">
            <text:p>335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59" calcext:value-type="float">
            <text:p>335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Хабаровск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60" calcext:value-type="float">
            <text:p>336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азань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61" calcext:value-type="float">
            <text:p>336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Геленджик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62" calcext:value-type="float">
            <text:p>3362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63" calcext:value-type="float">
            <text:p>336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64" calcext:value-type="float">
            <text:p>336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Иркутск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65" calcext:value-type="float">
            <text:p>336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расноярск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66" calcext:value-type="float">
            <text:p>336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67" calcext:value-type="float">
            <text:p>3367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68" calcext:value-type="float">
            <text:p>336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Новосибирск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69" calcext:value-type="float">
            <text:p>336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Ом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70" calcext:value-type="float">
            <text:p>337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Москва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71" calcext:value-type="float">
            <text:p>3371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Пермь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72" calcext:value-type="float">
            <text:p>337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73" calcext:value-type="float">
            <text:p>337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74" calcext:value-type="float">
            <text:p>3374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75" calcext:value-type="float">
            <text:p>337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фа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76" calcext:value-type="float">
            <text:p>337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Казань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77" calcext:value-type="float">
            <text:p>337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азань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78" calcext:value-type="float">
            <text:p>337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Хабаровск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79" calcext:value-type="float">
            <text:p>3379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80" calcext:value-type="float">
            <text:p>3380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Рязань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81" calcext:value-type="float">
            <text:p>3381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аратов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82" calcext:value-type="float">
            <text:p>3382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Омск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83" calcext:value-type="float">
            <text:p>3383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84" calcext:value-type="float">
            <text:p>3384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85" calcext:value-type="float">
            <text:p>338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86" calcext:value-type="float">
            <text:p>338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Екатеринбург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87" calcext:value-type="float">
            <text:p>338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ркут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88" calcext:value-type="float">
            <text:p>338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89" calcext:value-type="float">
            <text:p>338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Уфа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90" calcext:value-type="float">
            <text:p>339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Екатеринбург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91" calcext:value-type="float">
            <text:p>339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92" calcext:value-type="float">
            <text:p>3392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Пермь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93" calcext:value-type="float">
            <text:p>3393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Пермь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94" calcext:value-type="float">
            <text:p>339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95" calcext:value-type="float">
            <text:p>339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Пермь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96" calcext:value-type="float">
            <text:p>339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аратов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97" calcext:value-type="float">
            <text:p>339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98" calcext:value-type="float">
            <text:p>339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399" calcext:value-type="float">
            <text:p>3399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Иркутск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00" calcext:value-type="float">
            <text:p>340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01" calcext:value-type="float">
            <text:p>340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Москва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02" calcext:value-type="float">
            <text:p>340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03" calcext:value-type="float">
            <text:p>3403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04" calcext:value-type="float">
            <text:p>3404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ратов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05" calcext:value-type="float">
            <text:p>340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06" calcext:value-type="float">
            <text:p>3406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07" calcext:value-type="float">
            <text:p>340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08" calcext:value-type="float">
            <text:p>340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09" calcext:value-type="float">
            <text:p>3409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10" calcext:value-type="float">
            <text:p>341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розный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11" calcext:value-type="float">
            <text:p>341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12" calcext:value-type="float">
            <text:p>341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13" calcext:value-type="float">
            <text:p>3413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Челябинск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14" calcext:value-type="float">
            <text:p>341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дар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15" calcext:value-type="float">
            <text:p>341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16" calcext:value-type="float">
            <text:p>3416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еленджи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17" calcext:value-type="float">
            <text:p>341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18" calcext:value-type="float">
            <text:p>341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Омск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19" calcext:value-type="float">
            <text:p>341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20" calcext:value-type="float">
            <text:p>3420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21" calcext:value-type="float">
            <text:p>342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Рязань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22" calcext:value-type="float">
            <text:p>342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Грозный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23" calcext:value-type="float">
            <text:p>342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24" calcext:value-type="float">
            <text:p>342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25" calcext:value-type="float">
            <text:p>342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Грозный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26" calcext:value-type="float">
            <text:p>342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27" calcext:value-type="float">
            <text:p>342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розный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28" calcext:value-type="float">
            <text:p>3428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29" calcext:value-type="float">
            <text:p>3429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Москва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30" calcext:value-type="float">
            <text:p>343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Воронеж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31" calcext:value-type="float">
            <text:p>343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розный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32" calcext:value-type="float">
            <text:p>343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Челябинск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33" calcext:value-type="float">
            <text:p>3433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Саратов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34" calcext:value-type="float">
            <text:p>3434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Москва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35" calcext:value-type="float">
            <text:p>343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Иркутск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36" calcext:value-type="float">
            <text:p>343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37" calcext:value-type="float">
            <text:p>343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Воронеж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38" calcext:value-type="float">
            <text:p>343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Уфа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39" calcext:value-type="float">
            <text:p>3439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40" calcext:value-type="float">
            <text:p>3440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41" calcext:value-type="float">
            <text:p>344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Челябинск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42" calcext:value-type="float">
            <text:p>344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43" calcext:value-type="float">
            <text:p>3443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Уфа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44" calcext:value-type="float">
            <text:p>3444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45" calcext:value-type="float">
            <text:p>3445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46" calcext:value-type="float">
            <text:p>344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47" calcext:value-type="float">
            <text:p>344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7" calcext:value-type="float">
            <text:p>16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48" calcext:value-type="float">
            <text:p>3448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Рязань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49" calcext:value-type="float">
            <text:p>344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50" calcext:value-type="float">
            <text:p>3450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Ом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51" calcext:value-type="float">
            <text:p>345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Рязань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52" calcext:value-type="float">
            <text:p>3452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Омск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53" calcext:value-type="float">
            <text:p>345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ермь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54" calcext:value-type="float">
            <text:p>3454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55" calcext:value-type="float">
            <text:p>3455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Воронеж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56" calcext:value-type="float">
            <text:p>345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57" calcext:value-type="float">
            <text:p>345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58" calcext:value-type="float">
            <text:p>3458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Рязань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59" calcext:value-type="float">
            <text:p>3459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Иркутск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60" calcext:value-type="float">
            <text:p>3460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61" calcext:value-type="float">
            <text:p>3461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62" calcext:value-type="float">
            <text:p>3462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Геленджик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63" calcext:value-type="float">
            <text:p>3463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Челябинс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64" calcext:value-type="float">
            <text:p>346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65" calcext:value-type="float">
            <text:p>3465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Хабаров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66" calcext:value-type="float">
            <text:p>3466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Саратов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style-name="ce3" table:number-columns-repeated="16376"/>
        </table:table-row>
        <table:table-row table:style-name="ro1" table:visibility="filter">
          <table:table-cell office:value-type="float" office:value="3467" calcext:value-type="float">
            <text:p>3467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Пермь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ce3" table:number-columns-repeated="16376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Новосибирск</text:p>
          </table:table-cell>
          <table:table-cell office:value-type="float" office:value="128" calcext:value-type="float">
            <text:p>128</text:p>
          </table:table-cell>
          <table:table-cell table:formula="of:=IF( OR([.C3469]=[.$F$1]; [.B3469]=[.$F$1]) ; 1; 0)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16376"/>
        </table:table-row>
        <table:table-row table:style-name="ro2" table:visibility="filter">
          <table:table-cell office:value-type="float" office:value="3469" calcext:value-type="float">
            <text:p>346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Грозный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70" calcext:value-type="float">
            <text:p>347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Краснодар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71" calcext:value-type="float">
            <text:p>3471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фа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72" calcext:value-type="float">
            <text:p>3472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Челябинск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73" calcext:value-type="float">
            <text:p>3473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74" calcext:value-type="float">
            <text:p>347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Уфа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75" calcext:value-type="float">
            <text:p>347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76" calcext:value-type="float">
            <text:p>3476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ярск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77" calcext:value-type="float">
            <text:p>3477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78" calcext:value-type="float">
            <text:p>3478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Краснодар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79" calcext:value-type="float">
            <text:p>3479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дар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80" calcext:value-type="float">
            <text:p>3480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азань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81" calcext:value-type="float">
            <text:p>348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ермь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82" calcext:value-type="float">
            <text:p>348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83" calcext:value-type="float">
            <text:p>3483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84" calcext:value-type="float">
            <text:p>3484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Новосибирс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85" calcext:value-type="float">
            <text:p>348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86" calcext:value-type="float">
            <text:p>3486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раснодар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87" calcext:value-type="float">
            <text:p>348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Рязань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88" calcext:value-type="float">
            <text:p>348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89" calcext:value-type="float">
            <text:p>348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раснодар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90" calcext:value-type="float">
            <text:p>3490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91" calcext:value-type="float">
            <text:p>349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Москва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92" calcext:value-type="float">
            <text:p>3492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Омск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93" calcext:value-type="float">
            <text:p>349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94" calcext:value-type="float">
            <text:p>3494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Иркутск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95" calcext:value-type="float">
            <text:p>3495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Красноярск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96" calcext:value-type="float">
            <text:p>3496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Воронеж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97" calcext:value-type="float">
            <text:p>349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ермь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98" calcext:value-type="float">
            <text:p>3498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Уфа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499" calcext:value-type="float">
            <text:p>3499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Грозный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00" calcext:value-type="float">
            <text:p>3500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01" calcext:value-type="float">
            <text:p>350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Геленджик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02" calcext:value-type="float">
            <text:p>3502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Геленджик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03" calcext:value-type="float">
            <text:p>3503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азань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04" calcext:value-type="float">
            <text:p>3504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Екатеринбург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05" calcext:value-type="float">
            <text:p>3505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06" calcext:value-type="float">
            <text:p>3506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Красноярск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07" calcext:value-type="float">
            <text:p>350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Екатеринбург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08" calcext:value-type="float">
            <text:p>3508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Красноярск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09" calcext:value-type="float">
            <text:p>350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Красноярс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10" calcext:value-type="float">
            <text:p>3510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розный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11" calcext:value-type="float">
            <text:p>3511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Красноярск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12" calcext:value-type="float">
            <text:p>351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13" calcext:value-type="float">
            <text:p>3513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Геленджик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14" calcext:value-type="float">
            <text:p>351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Челябинск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15" calcext:value-type="float">
            <text:p>3515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16" calcext:value-type="float">
            <text:p>3516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Грозный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17" calcext:value-type="float">
            <text:p>351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Хабаровск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18" calcext:value-type="float">
            <text:p>3518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19" calcext:value-type="float">
            <text:p>3519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Казань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20" calcext:value-type="float">
            <text:p>3520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Уфа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21" calcext:value-type="float">
            <text:p>352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Екатеринбург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22" calcext:value-type="float">
            <text:p>3522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Воронеж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23" calcext:value-type="float">
            <text:p>3523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24" calcext:value-type="float">
            <text:p>352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Грозный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25" calcext:value-type="float">
            <text:p>352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Казань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26" calcext:value-type="float">
            <text:p>3526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Иркутск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27" calcext:value-type="float">
            <text:p>3527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Геленджик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28" calcext:value-type="float">
            <text:p>352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29" calcext:value-type="float">
            <text:p>3529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Хабаров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30" calcext:value-type="float">
            <text:p>353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Пермь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31" calcext:value-type="float">
            <text:p>3531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Саратов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32" calcext:value-type="float">
            <text:p>353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Челябинск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33" calcext:value-type="float">
            <text:p>353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Новосибир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34" calcext:value-type="float">
            <text:p>3534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оронеж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35" calcext:value-type="float">
            <text:p>3535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Воронеж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36" calcext:value-type="float">
            <text:p>3536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Екатеринбург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37" calcext:value-type="float">
            <text:p>3537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Воронеж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38" calcext:value-type="float">
            <text:p>3538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39" calcext:value-type="float">
            <text:p>3539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Хабаровск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40" calcext:value-type="float">
            <text:p>3540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Челябинск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41" calcext:value-type="float">
            <text:p>3541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Краснодар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42" calcext:value-type="float">
            <text:p>3542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Иркутск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43" calcext:value-type="float">
            <text:p>3543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Омск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44" calcext:value-type="float">
            <text:p>3544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45" calcext:value-type="float">
            <text:p>3545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46" calcext:value-type="float">
            <text:p>3546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Саратов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47" calcext:value-type="float">
            <text:p>3547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Хабаровск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48" calcext:value-type="float">
            <text:p>3548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Москва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49" calcext:value-type="float">
            <text:p>3549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50" calcext:value-type="float">
            <text:p>3550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Новосибирск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51" calcext:value-type="float">
            <text:p>3551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52" calcext:value-type="float">
            <text:p>3552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Красноярск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53" calcext:value-type="float">
            <text:p>355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Саратов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54" calcext:value-type="float">
            <text:p>3554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Омск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55" calcext:value-type="float">
            <text:p>3555</text:p>
          </table:table-cell>
          <table:table-cell office:value-type="string" calcext:value-type="string">
            <text:p>Геленджик</text:p>
          </table:table-cell>
          <table:table-cell office:value-type="string" calcext:value-type="string">
            <text:p>Уфа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56" calcext:value-type="float">
            <text:p>3556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Рязань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57" calcext:value-type="float">
            <text:p>3557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Геленджик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58" calcext:value-type="float">
            <text:p>3558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Челябинск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59" calcext:value-type="float">
            <text:p>3559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60" calcext:value-type="float">
            <text:p>3560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Иркутск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61" calcext:value-type="float">
            <text:p>3561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баровск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62" calcext:value-type="float">
            <text:p>356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Новосибирск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63" calcext:value-type="float">
            <text:p>3563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Грозный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64" calcext:value-type="float">
            <text:p>3564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Воронеж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65" calcext:value-type="float">
            <text:p>3565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Геленджик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66" calcext:value-type="float">
            <text:p>3566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Пермь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67" calcext:value-type="float">
            <text:p>3567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Пермь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68" calcext:value-type="float">
            <text:p>3568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Воронеж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69" calcext:value-type="float">
            <text:p>3569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Новосибирск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70" calcext:value-type="float">
            <text:p>3570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Екатеринбург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71" calcext:value-type="float">
            <text:p>3571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Краснодар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72" calcext:value-type="float">
            <text:p>3572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Екатеринбург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73" calcext:value-type="float">
            <text:p>3573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Омск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74" calcext:value-type="float">
            <text:p>3574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Челябинск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75" calcext:value-type="float">
            <text:p>3575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Рязань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76" calcext:value-type="float">
            <text:p>3576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Воронеж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77" calcext:value-type="float">
            <text:p>3577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Воронеж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78" calcext:value-type="float">
            <text:p>3578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Рязань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style-name="ce3" table:number-columns-repeated="16376"/>
        </table:table-row>
        <table:table-row table:style-name="ro2" table:visibility="filter">
          <table:table-cell office:value-type="float" office:value="3579" calcext:value-type="float">
            <text:p>3579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Новосибирск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3" table:number-columns-repeated="16376"/>
        </table:table-row>
        <table:table-row table:style-name="ro2" table:number-rows-repeated="1044995">
          <table:table-cell table:number-columns-repeated="8"/>
          <table:table-cell table:style-name="ce3" table:number-columns-repeated="16376"/>
        </table:table-row>
        <table:table-row table:style-name="ro2">
          <table:table-cell table:number-columns-repeated="8"/>
          <table:table-cell table:style-name="ce3" table:number-columns-repeated="16376"/>
        </table:table-row>
      </table:table>
      <table:named-expressions/>
      <table:database-ranges>
        <table:database-range table:name="__Anonymous_Sheet_DB__0" table:target-range-address="main.A1:main.D3580" table:display-filter-buttons="true">
          <table:filter>
            <table:filter-and>
              <table:filter-condition table:data-type="number" table:value="128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28in" svg:stroke-color="#1c334e" svg:stroke-opacity="100%" svg:stroke-linecap="butt" draw:fill-color="#4f81bd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meta:initial-creator/>
    <meta:creation-date>2021-08-31T10:14:03Z</meta:creation-date>
    <dc:date>2025-09-20T14:02:25.503935000</dc:date>
    <meta:editing-duration>PT6M25S</meta:editing-duration>
    <meta:editing-cycles>1</meta:editing-cycles>
    <meta:document-statistic meta:table-count="1" meta:cell-count="14358" meta:object-count="0"/>
  </office:meta>
</office:document-meta>
</file>